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lection Sort</text:p>
          </table:table-cell>
          <table:table-cell office:value-type="float" office:value="205979345" calcext:value-type="float">
            <text:p>205979345</text:p>
          </table:table-cell>
          <table:table-cell office:value-type="float" office:value="199184104" calcext:value-type="float">
            <text:p>199184104</text:p>
          </table:table-cell>
          <table:table-cell office:value-type="float" office:value="197533028" calcext:value-type="float">
            <text:p>197533028</text:p>
          </table:table-cell>
          <table:table-cell office:value-type="float" office:value="189281380" calcext:value-type="float">
            <text:p>189281380</text:p>
          </table:table-cell>
          <table:table-cell office:value-type="float" office:value="180500177" calcext:value-type="float">
            <text:p>180500177</text:p>
          </table:table-cell>
          <table:table-cell office:value-type="float" office:value="207770052" calcext:value-type="float">
            <text:p>207770052</text:p>
          </table:table-cell>
          <table:table-cell office:value-type="float" office:value="213973845" calcext:value-type="float">
            <text:p>213973845</text:p>
          </table:table-cell>
          <table:table-cell office:value-type="float" office:value="183714088" calcext:value-type="float">
            <text:p>183714088</text:p>
          </table:table-cell>
          <table:table-cell office:value-type="float" office:value="188650830" calcext:value-type="float">
            <text:p>188650830</text:p>
          </table:table-cell>
          <table:table-cell office:value-type="float" office:value="232288380" calcext:value-type="float">
            <text:p>232288380</text:p>
          </table:table-cell>
          <table:table-cell office:value-type="float" office:value="194993927" calcext:value-type="float">
            <text:p>194993927</text:p>
          </table:table-cell>
          <table:table-cell office:value-type="float" office:value="228404063" calcext:value-type="float">
            <text:p>228404063</text:p>
          </table:table-cell>
          <table:table-cell office:value-type="float" office:value="204008558" calcext:value-type="float">
            <text:p>204008558</text:p>
          </table:table-cell>
          <table:table-cell office:value-type="float" office:value="237330290" calcext:value-type="float">
            <text:p>237330290</text:p>
          </table:table-cell>
          <table:table-cell office:value-type="float" office:value="221974729" calcext:value-type="float">
            <text:p>221974729</text:p>
          </table:table-cell>
          <table:table-cell office:value-type="float" office:value="195200108" calcext:value-type="float">
            <text:p>195200108</text:p>
          </table:table-cell>
          <table:table-cell office:value-type="float" office:value="197749860" calcext:value-type="float">
            <text:p>197749860</text:p>
          </table:table-cell>
          <table:table-cell office:value-type="float" office:value="189532953" calcext:value-type="float">
            <text:p>189532953</text:p>
          </table:table-cell>
          <table:table-cell office:value-type="float" office:value="214794407" calcext:value-type="float">
            <text:p>214794407</text:p>
          </table:table-cell>
          <table:table-cell office:value-type="float" office:value="223279232" calcext:value-type="float">
            <text:p>223279232</text:p>
          </table:table-cell>
          <table:table-cell office:value-type="float" office:value="100000000" calcext:value-type="float">
            <text:p>1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396682" calcext:value-type="float">
            <text:p>1396682</text:p>
          </table:table-cell>
          <table:table-cell office:value-type="float" office:value="4520044" calcext:value-type="float">
            <text:p>4520044</text:p>
          </table:table-cell>
          <table:table-cell office:value-type="float" office:value="1405892" calcext:value-type="float">
            <text:p>1405892</text:p>
          </table:table-cell>
          <table:table-cell office:value-type="float" office:value="1182055" calcext:value-type="float">
            <text:p>1182055</text:p>
          </table:table-cell>
          <table:table-cell office:value-type="float" office:value="1195527" calcext:value-type="float">
            <text:p>1195527</text:p>
          </table:table-cell>
          <table:table-cell office:value-type="float" office:value="962439" calcext:value-type="float">
            <text:p>962439</text:p>
          </table:table-cell>
          <table:table-cell office:value-type="float" office:value="1203351" calcext:value-type="float">
            <text:p>1203351</text:p>
          </table:table-cell>
          <table:table-cell office:value-type="float" office:value="1230833" calcext:value-type="float">
            <text:p>1230833</text:p>
          </table:table-cell>
          <table:table-cell office:value-type="float" office:value="1249817" calcext:value-type="float">
            <text:p>1249817</text:p>
          </table:table-cell>
          <table:table-cell office:value-type="float" office:value="1181937" calcext:value-type="float">
            <text:p>1181937</text:p>
          </table:table-cell>
          <table:table-cell office:value-type="float" office:value="1195459" calcext:value-type="float">
            <text:p>1195459</text:p>
          </table:table-cell>
          <table:table-cell office:value-type="float" office:value="1430520" calcext:value-type="float">
            <text:p>1430520</text:p>
          </table:table-cell>
          <table:table-cell office:value-type="float" office:value="1131577" calcext:value-type="float">
            <text:p>1131577</text:p>
          </table:table-cell>
          <table:table-cell office:value-type="float" office:value="1399200" calcext:value-type="float">
            <text:p>1399200</text:p>
          </table:table-cell>
          <table:table-cell office:value-type="float" office:value="1350600" calcext:value-type="float">
            <text:p>1350600</text:p>
          </table:table-cell>
          <table:table-cell office:value-type="float" office:value="1289366" calcext:value-type="float">
            <text:p>1289366</text:p>
          </table:table-cell>
          <table:table-cell office:value-type="float" office:value="1372959" calcext:value-type="float">
            <text:p>1372959</text:p>
          </table:table-cell>
          <table:table-cell office:value-type="float" office:value="772587" calcext:value-type="float">
            <text:p>772587</text:p>
          </table:table-cell>
          <table:table-cell office:value-type="float" office:value="1113996" calcext:value-type="float">
            <text:p>1113996</text:p>
          </table:table-cell>
          <table:table-cell office:value-type="float" office:value="1329698" calcext:value-type="float">
            <text:p>1329698</text:p>
          </table:table-cell>
          <table:table-cell office:value-type="float" office:value="100000000" calcext:value-type="float">
            <text:p>1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820037" calcext:value-type="float">
            <text:p>1820037</text:p>
          </table:table-cell>
          <table:table-cell office:value-type="float" office:value="1896726" calcext:value-type="float">
            <text:p>1896726</text:p>
          </table:table-cell>
          <table:table-cell office:value-type="float" office:value="2602705" calcext:value-type="float">
            <text:p>2602705</text:p>
          </table:table-cell>
          <table:table-cell office:value-type="float" office:value="1706320" calcext:value-type="float">
            <text:p>1706320</text:p>
          </table:table-cell>
          <table:table-cell office:value-type="float" office:value="1503398" calcext:value-type="float">
            <text:p>1503398</text:p>
          </table:table-cell>
          <table:table-cell office:value-type="float" office:value="1526564" calcext:value-type="float">
            <text:p>1526564</text:p>
          </table:table-cell>
          <table:table-cell office:value-type="float" office:value="1677001" calcext:value-type="float">
            <text:p>1677001</text:p>
          </table:table-cell>
          <table:table-cell office:value-type="float" office:value="1536544" calcext:value-type="float">
            <text:p>1536544</text:p>
          </table:table-cell>
          <table:table-cell office:value-type="float" office:value="5749067" calcext:value-type="float">
            <text:p>5749067</text:p>
          </table:table-cell>
          <table:table-cell office:value-type="float" office:value="2067103" calcext:value-type="float">
            <text:p>2067103</text:p>
          </table:table-cell>
          <table:table-cell office:value-type="float" office:value="1521644" calcext:value-type="float">
            <text:p>1521644</text:p>
          </table:table-cell>
          <table:table-cell office:value-type="float" office:value="1323313" calcext:value-type="float">
            <text:p>1323313</text:p>
          </table:table-cell>
          <table:table-cell office:value-type="float" office:value="1540199" calcext:value-type="float">
            <text:p>1540199</text:p>
          </table:table-cell>
          <table:table-cell office:value-type="float" office:value="1553414" calcext:value-type="float">
            <text:p>1553414</text:p>
          </table:table-cell>
          <table:table-cell office:value-type="float" office:value="1866609" calcext:value-type="float">
            <text:p>1866609</text:p>
          </table:table-cell>
          <table:table-cell office:value-type="float" office:value="2426291" calcext:value-type="float">
            <text:p>2426291</text:p>
          </table:table-cell>
          <table:table-cell office:value-type="float" office:value="5632429" calcext:value-type="float">
            <text:p>5632429</text:p>
          </table:table-cell>
          <table:table-cell office:value-type="float" office:value="1964938" calcext:value-type="float">
            <text:p>1964938</text:p>
          </table:table-cell>
          <table:table-cell office:value-type="float" office:value="1290136" calcext:value-type="float">
            <text:p>1290136</text:p>
          </table:table-cell>
          <table:table-cell office:value-type="float" office:value="2406156" calcext:value-type="float">
            <text:p>2406156</text:p>
          </table:table-cell>
          <table:table-cell office:value-type="float" office:value="100000000" calcext:value-type="float">
            <text:p>1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2025682" calcext:value-type="float">
            <text:p>12025682</text:p>
          </table:table-cell>
          <table:table-cell office:value-type="float" office:value="10523129" calcext:value-type="float">
            <text:p>10523129</text:p>
          </table:table-cell>
          <table:table-cell office:value-type="float" office:value="12357735" calcext:value-type="float">
            <text:p>12357735</text:p>
          </table:table-cell>
          <table:table-cell office:value-type="float" office:value="11109345" calcext:value-type="float">
            <text:p>11109345</text:p>
          </table:table-cell>
          <table:table-cell office:value-type="float" office:value="9198917" calcext:value-type="float">
            <text:p>9198917</text:p>
          </table:table-cell>
          <table:table-cell office:value-type="float" office:value="7825174" calcext:value-type="float">
            <text:p>7825174</text:p>
          </table:table-cell>
          <table:table-cell office:value-type="float" office:value="10748083" calcext:value-type="float">
            <text:p>10748083</text:p>
          </table:table-cell>
          <table:table-cell office:value-type="float" office:value="7400730" calcext:value-type="float">
            <text:p>7400730</text:p>
          </table:table-cell>
          <table:table-cell office:value-type="float" office:value="8705079" calcext:value-type="float">
            <text:p>8705079</text:p>
          </table:table-cell>
          <table:table-cell office:value-type="float" office:value="8448073" calcext:value-type="float">
            <text:p>8448073</text:p>
          </table:table-cell>
          <table:table-cell office:value-type="float" office:value="8272234" calcext:value-type="float">
            <text:p>8272234</text:p>
          </table:table-cell>
          <table:table-cell office:value-type="float" office:value="10112996" calcext:value-type="float">
            <text:p>10112996</text:p>
          </table:table-cell>
          <table:table-cell office:value-type="float" office:value="7206440" calcext:value-type="float">
            <text:p>7206440</text:p>
          </table:table-cell>
          <table:table-cell office:value-type="float" office:value="9341656" calcext:value-type="float">
            <text:p>9341656</text:p>
          </table:table-cell>
          <table:table-cell office:value-type="float" office:value="7380462" calcext:value-type="float">
            <text:p>7380462</text:p>
          </table:table-cell>
          <table:table-cell office:value-type="float" office:value="10682920" calcext:value-type="float">
            <text:p>10682920</text:p>
          </table:table-cell>
          <table:table-cell office:value-type="float" office:value="10207400" calcext:value-type="float">
            <text:p>10207400</text:p>
          </table:table-cell>
          <table:table-cell office:value-type="float" office:value="4352121" calcext:value-type="float">
            <text:p>4352121</text:p>
          </table:table-cell>
          <table:table-cell office:value-type="float" office:value="11581451" calcext:value-type="float">
            <text:p>11581451</text:p>
          </table:table-cell>
          <table:table-cell office:value-type="float" office:value="8053512" calcext:value-type="float">
            <text:p>8053512</text:p>
          </table:table-cell>
          <table:table-cell office:value-type="float" office:value="90000" calcext:value-type="float">
            <text:p>9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7244304" calcext:value-type="float">
            <text:p>7244304</text:p>
          </table:table-cell>
          <table:table-cell office:value-type="float" office:value="13044317" calcext:value-type="float">
            <text:p>13044317</text:p>
          </table:table-cell>
          <table:table-cell office:value-type="float" office:value="7208125" calcext:value-type="float">
            <text:p>7208125</text:p>
          </table:table-cell>
          <table:table-cell office:value-type="float" office:value="6780165" calcext:value-type="float">
            <text:p>6780165</text:p>
          </table:table-cell>
          <table:table-cell office:value-type="float" office:value="6942474" calcext:value-type="float">
            <text:p>6942474</text:p>
          </table:table-cell>
          <table:table-cell office:value-type="float" office:value="6445779" calcext:value-type="float">
            <text:p>6445779</text:p>
          </table:table-cell>
          <table:table-cell office:value-type="float" office:value="5928681" calcext:value-type="float">
            <text:p>5928681</text:p>
          </table:table-cell>
          <table:table-cell office:value-type="float" office:value="7192399" calcext:value-type="float">
            <text:p>7192399</text:p>
          </table:table-cell>
          <table:table-cell office:value-type="float" office:value="7753725" calcext:value-type="float">
            <text:p>7753725</text:p>
          </table:table-cell>
          <table:table-cell office:value-type="float" office:value="6797328" calcext:value-type="float">
            <text:p>6797328</text:p>
          </table:table-cell>
          <table:table-cell office:value-type="float" office:value="7003598" calcext:value-type="float">
            <text:p>7003598</text:p>
          </table:table-cell>
          <table:table-cell office:value-type="float" office:value="9796545" calcext:value-type="float">
            <text:p>9796545</text:p>
          </table:table-cell>
          <table:table-cell office:value-type="float" office:value="5765294" calcext:value-type="float">
            <text:p>5765294</text:p>
          </table:table-cell>
          <table:table-cell office:value-type="float" office:value="6849624" calcext:value-type="float">
            <text:p>6849624</text:p>
          </table:table-cell>
          <table:table-cell office:value-type="float" office:value="7426805" calcext:value-type="float">
            <text:p>7426805</text:p>
          </table:table-cell>
          <table:table-cell office:value-type="float" office:value="7189564" calcext:value-type="float">
            <text:p>7189564</text:p>
          </table:table-cell>
          <table:table-cell office:value-type="float" office:value="4393695" calcext:value-type="float">
            <text:p>4393695</text:p>
          </table:table-cell>
          <table:table-cell office:value-type="float" office:value="11025958" calcext:value-type="float">
            <text:p>11025958</text:p>
          </table:table-cell>
          <table:table-cell office:value-type="float" office:value="5144954" calcext:value-type="float">
            <text:p>5144954</text:p>
          </table:table-cell>
          <table:table-cell office:value-type="float" office:value="7335261" calcext:value-type="float">
            <text:p>7335261</text:p>
          </table:table-cell>
          <table:table-cell office:value-type="float" office:value="30000" calcext:value-type="float">
            <text:p>3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4877734" calcext:value-type="float">
            <text:p>34877734</text:p>
          </table:table-cell>
          <table:table-cell office:value-type="float" office:value="36854120" calcext:value-type="float">
            <text:p>36854120</text:p>
          </table:table-cell>
          <table:table-cell office:value-type="float" office:value="29042210" calcext:value-type="float">
            <text:p>29042210</text:p>
          </table:table-cell>
          <table:table-cell office:value-type="float" office:value="28627918" calcext:value-type="float">
            <text:p>28627918</text:p>
          </table:table-cell>
          <table:table-cell office:value-type="float" office:value="27010683" calcext:value-type="float">
            <text:p>27010683</text:p>
          </table:table-cell>
          <table:table-cell office:value-type="float" office:value="28423813" calcext:value-type="float">
            <text:p>28423813</text:p>
          </table:table-cell>
          <table:table-cell office:value-type="float" office:value="24413255" calcext:value-type="float">
            <text:p>24413255</text:p>
          </table:table-cell>
          <table:table-cell office:value-type="float" office:value="24898218" calcext:value-type="float">
            <text:p>24898218</text:p>
          </table:table-cell>
          <table:table-cell office:value-type="float" office:value="28978918" calcext:value-type="float">
            <text:p>28978918</text:p>
          </table:table-cell>
          <table:table-cell office:value-type="float" office:value="25990362" calcext:value-type="float">
            <text:p>25990362</text:p>
          </table:table-cell>
          <table:table-cell office:value-type="float" office:value="26129075" calcext:value-type="float">
            <text:p>26129075</text:p>
          </table:table-cell>
          <table:table-cell office:value-type="float" office:value="38713786" calcext:value-type="float">
            <text:p>38713786</text:p>
          </table:table-cell>
          <table:table-cell office:value-type="float" office:value="28882260" calcext:value-type="float">
            <text:p>28882260</text:p>
          </table:table-cell>
          <table:table-cell office:value-type="float" office:value="29326628" calcext:value-type="float">
            <text:p>29326628</text:p>
          </table:table-cell>
          <table:table-cell office:value-type="float" office:value="29141082" calcext:value-type="float">
            <text:p>29141082</text:p>
          </table:table-cell>
          <table:table-cell office:value-type="float" office:value="32746532" calcext:value-type="float">
            <text:p>32746532</text:p>
          </table:table-cell>
          <table:table-cell office:value-type="float" office:value="34979189" calcext:value-type="float">
            <text:p>34979189</text:p>
          </table:table-cell>
          <table:table-cell office:value-type="float" office:value="26821458" calcext:value-type="float">
            <text:p>26821458</text:p>
          </table:table-cell>
          <table:table-cell office:value-type="float" office:value="25568407" calcext:value-type="float">
            <text:p>25568407</text:p>
          </table:table-cell>
          <table:table-cell office:value-type="float" office:value="32240399" calcext:value-type="float">
            <text:p>32240399</text:p>
          </table:table-cell>
          <table:table-cell office:value-type="float" office:value="30000" calcext:value-type="float">
            <text:p>3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05494459" calcext:value-type="float">
            <text:p>105494459</text:p>
          </table:table-cell>
          <table:table-cell office:value-type="float" office:value="107415816" calcext:value-type="float">
            <text:p>107415816</text:p>
          </table:table-cell>
          <table:table-cell office:value-type="float" office:value="112944289" calcext:value-type="float">
            <text:p>112944289</text:p>
          </table:table-cell>
          <table:table-cell office:value-type="float" office:value="98998753" calcext:value-type="float">
            <text:p>98998753</text:p>
          </table:table-cell>
          <table:table-cell office:value-type="float" office:value="93579006" calcext:value-type="float">
            <text:p>93579006</text:p>
          </table:table-cell>
          <table:table-cell office:value-type="float" office:value="82726350" calcext:value-type="float">
            <text:p>82726350</text:p>
          </table:table-cell>
          <table:table-cell office:value-type="float" office:value="86556990" calcext:value-type="float">
            <text:p>86556990</text:p>
          </table:table-cell>
          <table:table-cell office:value-type="float" office:value="91968593" calcext:value-type="float">
            <text:p>91968593</text:p>
          </table:table-cell>
          <table:table-cell office:value-type="float" office:value="82881741" calcext:value-type="float">
            <text:p>82881741</text:p>
          </table:table-cell>
          <table:table-cell office:value-type="float" office:value="87261935" calcext:value-type="float">
            <text:p>87261935</text:p>
          </table:table-cell>
          <table:table-cell office:value-type="float" office:value="89937809" calcext:value-type="float">
            <text:p>89937809</text:p>
          </table:table-cell>
          <table:table-cell office:value-type="float" office:value="90007725" calcext:value-type="float">
            <text:p>90007725</text:p>
          </table:table-cell>
          <table:table-cell office:value-type="float" office:value="88468325" calcext:value-type="float">
            <text:p>88468325</text:p>
          </table:table-cell>
          <table:table-cell office:value-type="float" office:value="91380918" calcext:value-type="float">
            <text:p>91380918</text:p>
          </table:table-cell>
          <table:table-cell office:value-type="float" office:value="86449620" calcext:value-type="float">
            <text:p>86449620</text:p>
          </table:table-cell>
          <table:table-cell office:value-type="float" office:value="95130545" calcext:value-type="float">
            <text:p>95130545</text:p>
          </table:table-cell>
          <table:table-cell office:value-type="float" office:value="93040619" calcext:value-type="float">
            <text:p>93040619</text:p>
          </table:table-cell>
          <table:table-cell office:value-type="float" office:value="138194573" calcext:value-type="float">
            <text:p>138194573</text:p>
          </table:table-cell>
          <table:table-cell office:value-type="float" office:value="90915622" calcext:value-type="float">
            <text:p>90915622</text:p>
          </table:table-cell>
          <table:table-cell office:value-type="float" office:value="84885756" calcext:value-type="float">
            <text:p>84885756</text:p>
          </table:table-cell>
          <table:table-cell office:value-type="float" office:value="100000000" calcext:value-type="float">
            <text:p>10000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yMerge</text:p>
          </table:table-cell>
          <table:table-cell table:style-name="ce3" office:value-type="float" office:value="1503154976" calcext:value-type="float">
            <text:p>1503154976</text:p>
          </table:table-cell>
          <table:table-cell table:style-name="ce3" table:number-columns-repeated="19"/>
          <table:table-cell table:style-name="ce3" office:value-type="float" office:value="1503154976" calcext:value-type="float">
            <text:p>1503154976</text:p>
          </table:table-cell>
          <table:table-cell table:style-name="ce3" table:number-columns-repeated="1002"/>
        </table:table-row>
        <table:table-row table:style-name="ro1">
          <table:table-cell table:style-name="ce3" office:value-type="string" calcext:value-type="string">
            <text:p>MyQuick</text:p>
          </table:table-cell>
          <table:table-cell table:style-name="ce3" office:value-type="float" office:value="1010002238913" calcext:value-type="float">
            <text:p>1010002238913</text:p>
          </table:table-cell>
          <table:table-cell table:style-name="ce3" table:number-columns-repeated="19"/>
          <table:table-cell table:style-name="ce3" office:value-type="float" office:value="1010002238913" calcext:value-type="float">
            <text:p>1010002238913</text:p>
          </table:table-cell>
          <table:table-cell table:style-name="ce3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385966954" calcext:value-type="float">
            <text:p>2385966954</text:p>
          </table:table-cell>
          <table:table-cell office:value-type="float" office:value="2321324280" calcext:value-type="float">
            <text:p>2321324280</text:p>
          </table:table-cell>
          <table:table-cell office:value-type="float" office:value="2243210019" calcext:value-type="float">
            <text:p>2243210019</text:p>
          </table:table-cell>
          <table:table-cell office:value-type="float" office:value="2392820386" calcext:value-type="float">
            <text:p>2392820386</text:p>
          </table:table-cell>
          <table:table-cell office:value-type="float" office:value="2707851472" calcext:value-type="float">
            <text:p>2707851472</text:p>
          </table:table-cell>
          <table:table-cell office:value-type="float" office:value="2309652762" calcext:value-type="float">
            <text:p>2309652762</text:p>
          </table:table-cell>
          <table:table-cell office:value-type="float" office:value="2335405111" calcext:value-type="float">
            <text:p>2335405111</text:p>
          </table:table-cell>
          <table:table-cell office:value-type="float" office:value="2391375633" calcext:value-type="float">
            <text:p>2391375633</text:p>
          </table:table-cell>
          <table:table-cell office:value-type="float" office:value="2307999162" calcext:value-type="float">
            <text:p>2307999162</text:p>
          </table:table-cell>
          <table:table-cell office:value-type="float" office:value="2417963676" calcext:value-type="float">
            <text:p>2417963676</text:p>
          </table:table-cell>
          <table:table-cell office:value-type="float" office:value="2343345828" calcext:value-type="float">
            <text:p>2343345828</text:p>
          </table:table-cell>
          <table:table-cell office:value-type="float" office:value="2300233707" calcext:value-type="float">
            <text:p>2300233707</text:p>
          </table:table-cell>
          <table:table-cell office:value-type="float" office:value="2483223469" calcext:value-type="float">
            <text:p>2483223469</text:p>
          </table:table-cell>
          <table:table-cell office:value-type="float" office:value="2303066954" calcext:value-type="float">
            <text:p>2303066954</text:p>
          </table:table-cell>
          <table:table-cell office:value-type="float" office:value="2294843353" calcext:value-type="float">
            <text:p>2294843353</text:p>
          </table:table-cell>
          <table:table-cell office:value-type="float" office:value="2343419281" calcext:value-type="float">
            <text:p>2343419281</text:p>
          </table:table-cell>
          <table:table-cell office:value-type="float" office:value="2252545365" calcext:value-type="float">
            <text:p>2252545365</text:p>
          </table:table-cell>
          <table:table-cell office:value-type="float" office:value="2339006726" calcext:value-type="float">
            <text:p>2339006726</text:p>
          </table:table-cell>
          <table:table-cell office:value-type="float" office:value="2568826400" calcext:value-type="float">
            <text:p>2568826400</text:p>
          </table:table-cell>
          <table:table-cell office:value-type="float" office:value="2491338309" calcext:value-type="float">
            <text:p>2491338309</text:p>
          </table:table-cell>
          <table:table-cell office:value-type="float" office:value="1600000000" calcext:value-type="float">
            <text:p>16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2242192" calcext:value-type="float">
            <text:p>2242192</text:p>
          </table:table-cell>
          <table:table-cell office:value-type="float" office:value="1866398" calcext:value-type="float">
            <text:p>1866398</text:p>
          </table:table-cell>
          <table:table-cell office:value-type="float" office:value="1867848" calcext:value-type="float">
            <text:p>1867848</text:p>
          </table:table-cell>
          <table:table-cell office:value-type="float" office:value="1885480" calcext:value-type="float">
            <text:p>1885480</text:p>
          </table:table-cell>
          <table:table-cell office:value-type="float" office:value="1832108" calcext:value-type="float">
            <text:p>1832108</text:p>
          </table:table-cell>
          <table:table-cell office:value-type="float" office:value="1899330" calcext:value-type="float">
            <text:p>1899330</text:p>
          </table:table-cell>
          <table:table-cell office:value-type="float" office:value="1939743" calcext:value-type="float">
            <text:p>1939743</text:p>
          </table:table-cell>
          <table:table-cell office:value-type="float" office:value="1917338" calcext:value-type="float">
            <text:p>1917338</text:p>
          </table:table-cell>
          <table:table-cell office:value-type="float" office:value="1917401" calcext:value-type="float">
            <text:p>1917401</text:p>
          </table:table-cell>
          <table:table-cell office:value-type="float" office:value="2085934" calcext:value-type="float">
            <text:p>2085934</text:p>
          </table:table-cell>
          <table:table-cell office:value-type="float" office:value="2617115" calcext:value-type="float">
            <text:p>2617115</text:p>
          </table:table-cell>
          <table:table-cell office:value-type="float" office:value="1859233" calcext:value-type="float">
            <text:p>1859233</text:p>
          </table:table-cell>
          <table:table-cell office:value-type="float" office:value="3808456" calcext:value-type="float">
            <text:p>3808456</text:p>
          </table:table-cell>
          <table:table-cell office:value-type="float" office:value="1851180" calcext:value-type="float">
            <text:p>1851180</text:p>
          </table:table-cell>
          <table:table-cell office:value-type="float" office:value="1846396" calcext:value-type="float">
            <text:p>1846396</text:p>
          </table:table-cell>
          <table:table-cell office:value-type="float" office:value="2108205" calcext:value-type="float">
            <text:p>2108205</text:p>
          </table:table-cell>
          <table:table-cell office:value-type="float" office:value="2184462" calcext:value-type="float">
            <text:p>2184462</text:p>
          </table:table-cell>
          <table:table-cell office:value-type="float" office:value="1913165" calcext:value-type="float">
            <text:p>1913165</text:p>
          </table:table-cell>
          <table:table-cell office:value-type="float" office:value="2234655" calcext:value-type="float">
            <text:p>2234655</text:p>
          </table:table-cell>
          <table:table-cell office:value-type="float" office:value="2646963" calcext:value-type="float">
            <text:p>2646963</text:p>
          </table:table-cell>
          <table:table-cell office:value-type="float" office:value="1600000000" calcext:value-type="float">
            <text:p>16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274758" calcext:value-type="float">
            <text:p>2274758</text:p>
          </table:table-cell>
          <table:table-cell office:value-type="float" office:value="3291984" calcext:value-type="float">
            <text:p>3291984</text:p>
          </table:table-cell>
          <table:table-cell office:value-type="float" office:value="2237305" calcext:value-type="float">
            <text:p>2237305</text:p>
          </table:table-cell>
          <table:table-cell office:value-type="float" office:value="2247975" calcext:value-type="float">
            <text:p>2247975</text:p>
          </table:table-cell>
          <table:table-cell office:value-type="float" office:value="2221608" calcext:value-type="float">
            <text:p>2221608</text:p>
          </table:table-cell>
          <table:table-cell office:value-type="float" office:value="3171257" calcext:value-type="float">
            <text:p>3171257</text:p>
          </table:table-cell>
          <table:table-cell office:value-type="float" office:value="2164240" calcext:value-type="float">
            <text:p>2164240</text:p>
          </table:table-cell>
          <table:table-cell office:value-type="float" office:value="2179342" calcext:value-type="float">
            <text:p>2179342</text:p>
          </table:table-cell>
          <table:table-cell office:value-type="float" office:value="2828236" calcext:value-type="float">
            <text:p>2828236</text:p>
          </table:table-cell>
          <table:table-cell office:value-type="float" office:value="2396607" calcext:value-type="float">
            <text:p>2396607</text:p>
          </table:table-cell>
          <table:table-cell office:value-type="float" office:value="2421299" calcext:value-type="float">
            <text:p>2421299</text:p>
          </table:table-cell>
          <table:table-cell office:value-type="float" office:value="2092983" calcext:value-type="float">
            <text:p>2092983</text:p>
          </table:table-cell>
          <table:table-cell office:value-type="float" office:value="3484052" calcext:value-type="float">
            <text:p>3484052</text:p>
          </table:table-cell>
          <table:table-cell office:value-type="float" office:value="3212413" calcext:value-type="float">
            <text:p>3212413</text:p>
          </table:table-cell>
          <table:table-cell office:value-type="float" office:value="3426177" calcext:value-type="float">
            <text:p>3426177</text:p>
          </table:table-cell>
          <table:table-cell office:value-type="float" office:value="3226770" calcext:value-type="float">
            <text:p>3226770</text:p>
          </table:table-cell>
          <table:table-cell office:value-type="float" office:value="2609357" calcext:value-type="float">
            <text:p>2609357</text:p>
          </table:table-cell>
          <table:table-cell office:value-type="float" office:value="2378573" calcext:value-type="float">
            <text:p>2378573</text:p>
          </table:table-cell>
          <table:table-cell office:value-type="float" office:value="2394416" calcext:value-type="float">
            <text:p>2394416</text:p>
          </table:table-cell>
          <table:table-cell office:value-type="float" office:value="4311159" calcext:value-type="float">
            <text:p>4311159</text:p>
          </table:table-cell>
          <table:table-cell office:value-type="float" office:value="1600000000" calcext:value-type="float">
            <text:p>16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2869546" calcext:value-type="float">
            <text:p>12869546</text:p>
          </table:table-cell>
          <table:table-cell office:value-type="float" office:value="16842495" calcext:value-type="float">
            <text:p>16842495</text:p>
          </table:table-cell>
          <table:table-cell office:value-type="float" office:value="12216424" calcext:value-type="float">
            <text:p>12216424</text:p>
          </table:table-cell>
          <table:table-cell office:value-type="float" office:value="11672282" calcext:value-type="float">
            <text:p>11672282</text:p>
          </table:table-cell>
          <table:table-cell office:value-type="float" office:value="11712895" calcext:value-type="float">
            <text:p>11712895</text:p>
          </table:table-cell>
          <table:table-cell office:value-type="float" office:value="16727225" calcext:value-type="float">
            <text:p>16727225</text:p>
          </table:table-cell>
          <table:table-cell office:value-type="float" office:value="11727586" calcext:value-type="float">
            <text:p>11727586</text:p>
          </table:table-cell>
          <table:table-cell office:value-type="float" office:value="11500633" calcext:value-type="float">
            <text:p>11500633</text:p>
          </table:table-cell>
          <table:table-cell office:value-type="float" office:value="11798577" calcext:value-type="float">
            <text:p>11798577</text:p>
          </table:table-cell>
          <table:table-cell office:value-type="float" office:value="12255225" calcext:value-type="float">
            <text:p>12255225</text:p>
          </table:table-cell>
          <table:table-cell office:value-type="float" office:value="17091878" calcext:value-type="float">
            <text:p>17091878</text:p>
          </table:table-cell>
          <table:table-cell office:value-type="float" office:value="11663237" calcext:value-type="float">
            <text:p>11663237</text:p>
          </table:table-cell>
          <table:table-cell office:value-type="float" office:value="17116863" calcext:value-type="float">
            <text:p>17116863</text:p>
          </table:table-cell>
          <table:table-cell office:value-type="float" office:value="17014369" calcext:value-type="float">
            <text:p>17014369</text:p>
          </table:table-cell>
          <table:table-cell office:value-type="float" office:value="14590843" calcext:value-type="float">
            <text:p>14590843</text:p>
          </table:table-cell>
          <table:table-cell office:value-type="float" office:value="16688006" calcext:value-type="float">
            <text:p>16688006</text:p>
          </table:table-cell>
          <table:table-cell office:value-type="float" office:value="16806988" calcext:value-type="float">
            <text:p>16806988</text:p>
          </table:table-cell>
          <table:table-cell office:value-type="float" office:value="11717982" calcext:value-type="float">
            <text:p>11717982</text:p>
          </table:table-cell>
          <table:table-cell office:value-type="float" office:value="11947077" calcext:value-type="float">
            <text:p>11947077</text:p>
          </table:table-cell>
          <table:table-cell office:value-type="float" office:value="21756602" calcext:value-type="float">
            <text:p>21756602</text:p>
          </table:table-cell>
          <table:table-cell office:value-type="float" office:value="847158.248" calcext:value-type="float">
            <text:p>847158,2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5305532" calcext:value-type="float">
            <text:p>15305532</text:p>
          </table:table-cell>
          <table:table-cell office:value-type="float" office:value="25252557" calcext:value-type="float">
            <text:p>25252557</text:p>
          </table:table-cell>
          <table:table-cell office:value-type="float" office:value="15455017" calcext:value-type="float">
            <text:p>15455017</text:p>
          </table:table-cell>
          <table:table-cell office:value-type="float" office:value="14563457" calcext:value-type="float">
            <text:p>14563457</text:p>
          </table:table-cell>
          <table:table-cell office:value-type="float" office:value="15685831" calcext:value-type="float">
            <text:p>15685831</text:p>
          </table:table-cell>
          <table:table-cell office:value-type="float" office:value="24935821" calcext:value-type="float">
            <text:p>24935821</text:p>
          </table:table-cell>
          <table:table-cell office:value-type="float" office:value="15641412" calcext:value-type="float">
            <text:p>15641412</text:p>
          </table:table-cell>
          <table:table-cell office:value-type="float" office:value="15257656" calcext:value-type="float">
            <text:p>15257656</text:p>
          </table:table-cell>
          <table:table-cell office:value-type="float" office:value="15802611" calcext:value-type="float">
            <text:p>15802611</text:p>
          </table:table-cell>
          <table:table-cell office:value-type="float" office:value="16330464" calcext:value-type="float">
            <text:p>16330464</text:p>
          </table:table-cell>
          <table:table-cell office:value-type="float" office:value="16930675" calcext:value-type="float">
            <text:p>16930675</text:p>
          </table:table-cell>
          <table:table-cell office:value-type="float" office:value="15262153" calcext:value-type="float">
            <text:p>15262153</text:p>
          </table:table-cell>
          <table:table-cell office:value-type="float" office:value="25750823" calcext:value-type="float">
            <text:p>25750823</text:p>
          </table:table-cell>
          <table:table-cell office:value-type="float" office:value="25069820" calcext:value-type="float">
            <text:p>25069820</text:p>
          </table:table-cell>
          <table:table-cell office:value-type="float" office:value="15217634" calcext:value-type="float">
            <text:p>15217634</text:p>
          </table:table-cell>
          <table:table-cell office:value-type="float" office:value="25048746" calcext:value-type="float">
            <text:p>25048746</text:p>
          </table:table-cell>
          <table:table-cell office:value-type="float" office:value="25403432" calcext:value-type="float">
            <text:p>25403432</text:p>
          </table:table-cell>
          <table:table-cell office:value-type="float" office:value="15861312" calcext:value-type="float">
            <text:p>15861312</text:p>
          </table:table-cell>
          <table:table-cell office:value-type="float" office:value="16195755" calcext:value-type="float">
            <text:p>16195755</text:p>
          </table:table-cell>
          <table:table-cell office:value-type="float" office:value="21105400" calcext:value-type="float">
            <text:p>21105400</text:p>
          </table:table-cell>
          <table:table-cell office:value-type="float" office:value="184082.4" calcext:value-type="float">
            <text:p>184082,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175793" calcext:value-type="float">
            <text:p>50175793</text:p>
          </table:table-cell>
          <table:table-cell office:value-type="float" office:value="78839685" calcext:value-type="float">
            <text:p>78839685</text:p>
          </table:table-cell>
          <table:table-cell office:value-type="float" office:value="49715331" calcext:value-type="float">
            <text:p>49715331</text:p>
          </table:table-cell>
          <table:table-cell office:value-type="float" office:value="35524264" calcext:value-type="float">
            <text:p>35524264</text:p>
          </table:table-cell>
          <table:table-cell office:value-type="float" office:value="49469296" calcext:value-type="float">
            <text:p>49469296</text:p>
          </table:table-cell>
          <table:table-cell office:value-type="float" office:value="56441985" calcext:value-type="float">
            <text:p>56441985</text:p>
          </table:table-cell>
          <table:table-cell office:value-type="float" office:value="51036915" calcext:value-type="float">
            <text:p>51036915</text:p>
          </table:table-cell>
          <table:table-cell office:value-type="float" office:value="47171508" calcext:value-type="float">
            <text:p>47171508</text:p>
          </table:table-cell>
          <table:table-cell office:value-type="float" office:value="50658357" calcext:value-type="float">
            <text:p>50658357</text:p>
          </table:table-cell>
          <table:table-cell office:value-type="float" office:value="39283945" calcext:value-type="float">
            <text:p>39283945</text:p>
          </table:table-cell>
          <table:table-cell office:value-type="float" office:value="44055365" calcext:value-type="float">
            <text:p>44055365</text:p>
          </table:table-cell>
          <table:table-cell office:value-type="float" office:value="43743022" calcext:value-type="float">
            <text:p>43743022</text:p>
          </table:table-cell>
          <table:table-cell office:value-type="float" office:value="76439984" calcext:value-type="float">
            <text:p>76439984</text:p>
          </table:table-cell>
          <table:table-cell office:value-type="float" office:value="73885655" calcext:value-type="float">
            <text:p>73885655</text:p>
          </table:table-cell>
          <table:table-cell office:value-type="float" office:value="43719564" calcext:value-type="float">
            <text:p>43719564</text:p>
          </table:table-cell>
          <table:table-cell office:value-type="float" office:value="77421586" calcext:value-type="float">
            <text:p>77421586</text:p>
          </table:table-cell>
          <table:table-cell office:value-type="float" office:value="67299806" calcext:value-type="float">
            <text:p>67299806</text:p>
          </table:table-cell>
          <table:table-cell office:value-type="float" office:value="55329773" calcext:value-type="float">
            <text:p>55329773</text:p>
          </table:table-cell>
          <table:table-cell office:value-type="float" office:value="47409848" calcext:value-type="float">
            <text:p>47409848</text:p>
          </table:table-cell>
          <table:table-cell office:value-type="float" office:value="58161224" calcext:value-type="float">
            <text:p>58161224</text:p>
          </table:table-cell>
          <table:table-cell office:value-type="float" office:value="184082.4" calcext:value-type="float">
            <text:p>184082,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99262816" calcext:value-type="float">
            <text:p>99262816</text:p>
          </table:table-cell>
          <table:table-cell office:value-type="float" office:value="94738149" calcext:value-type="float">
            <text:p>94738149</text:p>
          </table:table-cell>
          <table:table-cell office:value-type="float" office:value="88206844" calcext:value-type="float">
            <text:p>88206844</text:p>
          </table:table-cell>
          <table:table-cell office:value-type="float" office:value="68519988" calcext:value-type="float">
            <text:p>68519988</text:p>
          </table:table-cell>
          <table:table-cell office:value-type="float" office:value="89811449" calcext:value-type="float">
            <text:p>89811449</text:p>
          </table:table-cell>
          <table:table-cell office:value-type="float" office:value="86296989" calcext:value-type="float">
            <text:p>86296989</text:p>
          </table:table-cell>
          <table:table-cell office:value-type="float" office:value="75514293" calcext:value-type="float">
            <text:p>75514293</text:p>
          </table:table-cell>
          <table:table-cell office:value-type="float" office:value="94459264" calcext:value-type="float">
            <text:p>94459264</text:p>
          </table:table-cell>
          <table:table-cell office:value-type="float" office:value="96249758" calcext:value-type="float">
            <text:p>96249758</text:p>
          </table:table-cell>
          <table:table-cell office:value-type="float" office:value="77561686" calcext:value-type="float">
            <text:p>77561686</text:p>
          </table:table-cell>
          <table:table-cell office:value-type="float" office:value="79134768" calcext:value-type="float">
            <text:p>79134768</text:p>
          </table:table-cell>
          <table:table-cell office:value-type="float" office:value="123722150" calcext:value-type="float">
            <text:p>123722150</text:p>
          </table:table-cell>
          <table:table-cell office:value-type="float" office:value="99372436" calcext:value-type="float">
            <text:p>99372436</text:p>
          </table:table-cell>
          <table:table-cell office:value-type="float" office:value="124951793" calcext:value-type="float">
            <text:p>124951793</text:p>
          </table:table-cell>
          <table:table-cell office:value-type="float" office:value="85383169" calcext:value-type="float">
            <text:p>85383169</text:p>
          </table:table-cell>
          <table:table-cell office:value-type="float" office:value="92255044" calcext:value-type="float">
            <text:p>92255044</text:p>
          </table:table-cell>
          <table:table-cell office:value-type="float" office:value="146330437" calcext:value-type="float">
            <text:p>146330437</text:p>
          </table:table-cell>
          <table:table-cell office:value-type="float" office:value="98513437" calcext:value-type="float">
            <text:p>98513437</text:p>
          </table:table-cell>
          <table:table-cell office:value-type="float" office:value="144407612" calcext:value-type="float">
            <text:p>144407612</text:p>
          </table:table-cell>
          <table:table-cell office:value-type="float" office:value="107822542" calcext:value-type="float">
            <text:p>107822542</text:p>
          </table:table-cell>
          <table:table-cell office:value-type="float" office:value="1600000000" calcext:value-type="float">
            <text:p>160000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yMerge</text:p>
          </table:table-cell>
          <table:table-cell table:style-name="ce3" office:value-type="float" office:value="27872345461" calcext:value-type="float">
            <text:p>27872345461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MyQuick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2532642861" calcext:value-type="float">
            <text:p>12532642861</text:p>
          </table:table-cell>
          <table:table-cell office:value-type="float" office:value="12599111605" calcext:value-type="float">
            <text:p>12599111605</text:p>
          </table:table-cell>
          <table:table-cell office:value-type="float" office:value="13223143352" calcext:value-type="float">
            <text:p>13223143352</text:p>
          </table:table-cell>
          <table:table-cell office:value-type="float" office:value="12590006566" calcext:value-type="float">
            <text:p>12590006566</text:p>
          </table:table-cell>
          <table:table-cell office:value-type="float" office:value="12654342408" calcext:value-type="float">
            <text:p>12654342408</text:p>
          </table:table-cell>
          <table:table-cell office:value-type="float" office:value="12670522490" calcext:value-type="float">
            <text:p>12670522490</text:p>
          </table:table-cell>
          <table:table-cell office:value-type="float" office:value="13387510533" calcext:value-type="float">
            <text:p>13387510533</text:p>
          </table:table-cell>
          <table:table-cell office:value-type="float" office:value="12912537372" calcext:value-type="float">
            <text:p>12912537372</text:p>
          </table:table-cell>
          <table:table-cell office:value-type="float" office:value="12956974052" calcext:value-type="float">
            <text:p>12956974052</text:p>
          </table:table-cell>
          <table:table-cell office:value-type="float" office:value="12603715283" calcext:value-type="float">
            <text:p>12603715283</text:p>
          </table:table-cell>
          <table:table-cell office:value-type="float" office:value="13163668231" calcext:value-type="float">
            <text:p>13163668231</text:p>
          </table:table-cell>
          <table:table-cell office:value-type="float" office:value="13118357162" calcext:value-type="float">
            <text:p>13118357162</text:p>
          </table:table-cell>
          <table:table-cell office:value-type="float" office:value="12979402387" calcext:value-type="float">
            <text:p>12979402387</text:p>
          </table:table-cell>
          <table:table-cell office:value-type="float" office:value="12658560419" calcext:value-type="float">
            <text:p>12658560419</text:p>
          </table:table-cell>
          <table:table-cell office:value-type="float" office:value="12708439252" calcext:value-type="float">
            <text:p>12708439252</text:p>
          </table:table-cell>
          <table:table-cell office:value-type="float" office:value="13080214547" calcext:value-type="float">
            <text:p>13080214547</text:p>
          </table:table-cell>
          <table:table-cell office:value-type="float" office:value="13055748807" calcext:value-type="float">
            <text:p>13055748807</text:p>
          </table:table-cell>
          <table:table-cell office:value-type="float" office:value="13122507349" calcext:value-type="float">
            <text:p>13122507349</text:p>
          </table:table-cell>
          <table:table-cell office:value-type="float" office:value="12643494684" calcext:value-type="float">
            <text:p>12643494684</text:p>
          </table:table-cell>
          <table:table-cell office:value-type="float" office:value="13129914342" calcext:value-type="float">
            <text:p>13129914342</text:p>
          </table:table-cell>
          <table:table-cell office:value-type="float" office:value="10000000000" calcext:value-type="float">
            <text:p>100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4988391" calcext:value-type="float">
            <text:p>4988391</text:p>
          </table:table-cell>
          <table:table-cell office:value-type="float" office:value="4474570" calcext:value-type="float">
            <text:p>4474570</text:p>
          </table:table-cell>
          <table:table-cell office:value-type="float" office:value="4060413" calcext:value-type="float">
            <text:p>4060413</text:p>
          </table:table-cell>
          <table:table-cell office:value-type="float" office:value="4064599" calcext:value-type="float">
            <text:p>4064599</text:p>
          </table:table-cell>
          <table:table-cell office:value-type="float" office:value="3825157" calcext:value-type="float">
            <text:p>3825157</text:p>
          </table:table-cell>
          <table:table-cell office:value-type="float" office:value="4824443" calcext:value-type="float">
            <text:p>4824443</text:p>
          </table:table-cell>
          <table:table-cell office:value-type="float" office:value="5812680" calcext:value-type="float">
            <text:p>5812680</text:p>
          </table:table-cell>
          <table:table-cell office:value-type="float" office:value="5639463" calcext:value-type="float">
            <text:p>5639463</text:p>
          </table:table-cell>
          <table:table-cell office:value-type="float" office:value="4484114" calcext:value-type="float">
            <text:p>4484114</text:p>
          </table:table-cell>
          <table:table-cell office:value-type="float" office:value="3898378" calcext:value-type="float">
            <text:p>3898378</text:p>
          </table:table-cell>
          <table:table-cell office:value-type="float" office:value="4354848" calcext:value-type="float">
            <text:p>4354848</text:p>
          </table:table-cell>
          <table:table-cell office:value-type="float" office:value="5964148" calcext:value-type="float">
            <text:p>5964148</text:p>
          </table:table-cell>
          <table:table-cell office:value-type="float" office:value="4000959" calcext:value-type="float">
            <text:p>4000959</text:p>
          </table:table-cell>
          <table:table-cell office:value-type="float" office:value="4285014" calcext:value-type="float">
            <text:p>4285014</text:p>
          </table:table-cell>
          <table:table-cell office:value-type="float" office:value="4597445" calcext:value-type="float">
            <text:p>4597445</text:p>
          </table:table-cell>
          <table:table-cell office:value-type="float" office:value="4060289" calcext:value-type="float">
            <text:p>4060289</text:p>
          </table:table-cell>
          <table:table-cell office:value-type="float" office:value="3867678" calcext:value-type="float">
            <text:p>3867678</text:p>
          </table:table-cell>
          <table:table-cell office:value-type="float" office:value="4302249" calcext:value-type="float">
            <text:p>4302249</text:p>
          </table:table-cell>
          <table:table-cell office:value-type="float" office:value="4321332" calcext:value-type="float">
            <text:p>4321332</text:p>
          </table:table-cell>
          <table:table-cell office:value-type="float" office:value="4391414" calcext:value-type="float">
            <text:p>4391414</text:p>
          </table:table-cell>
          <table:table-cell office:value-type="float" office:value="10000000000" calcext:value-type="float">
            <text:p>100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7476017" calcext:value-type="float">
            <text:p>7476017</text:p>
          </table:table-cell>
          <table:table-cell office:value-type="float" office:value="6533048" calcext:value-type="float">
            <text:p>6533048</text:p>
          </table:table-cell>
          <table:table-cell office:value-type="float" office:value="8698818" calcext:value-type="float">
            <text:p>8698818</text:p>
          </table:table-cell>
          <table:table-cell office:value-type="float" office:value="6436777" calcext:value-type="float">
            <text:p>6436777</text:p>
          </table:table-cell>
          <table:table-cell office:value-type="float" office:value="6430459" calcext:value-type="float">
            <text:p>6430459</text:p>
          </table:table-cell>
          <table:table-cell office:value-type="float" office:value="9463241" calcext:value-type="float">
            <text:p>9463241</text:p>
          </table:table-cell>
          <table:table-cell office:value-type="float" office:value="7575088" calcext:value-type="float">
            <text:p>7575088</text:p>
          </table:table-cell>
          <table:table-cell office:value-type="float" office:value="6429689" calcext:value-type="float">
            <text:p>6429689</text:p>
          </table:table-cell>
          <table:table-cell office:value-type="float" office:value="9217230" calcext:value-type="float">
            <text:p>9217230</text:p>
          </table:table-cell>
          <table:table-cell office:value-type="float" office:value="6395282" calcext:value-type="float">
            <text:p>6395282</text:p>
          </table:table-cell>
          <table:table-cell office:value-type="float" office:value="6312677" calcext:value-type="float">
            <text:p>6312677</text:p>
          </table:table-cell>
          <table:table-cell office:value-type="float" office:value="7291958" calcext:value-type="float">
            <text:p>7291958</text:p>
          </table:table-cell>
          <table:table-cell office:value-type="float" office:value="6420224" calcext:value-type="float">
            <text:p>6420224</text:p>
          </table:table-cell>
          <table:table-cell office:value-type="float" office:value="6563038" calcext:value-type="float">
            <text:p>6563038</text:p>
          </table:table-cell>
          <table:table-cell office:value-type="float" office:value="9004042" calcext:value-type="float">
            <text:p>9004042</text:p>
          </table:table-cell>
          <table:table-cell office:value-type="float" office:value="8318737" calcext:value-type="float">
            <text:p>8318737</text:p>
          </table:table-cell>
          <table:table-cell office:value-type="float" office:value="6349795" calcext:value-type="float">
            <text:p>6349795</text:p>
          </table:table-cell>
          <table:table-cell office:value-type="float" office:value="7034386" calcext:value-type="float">
            <text:p>7034386</text:p>
          </table:table-cell>
          <table:table-cell office:value-type="float" office:value="6718470" calcext:value-type="float">
            <text:p>6718470</text:p>
          </table:table-cell>
          <table:table-cell office:value-type="float" office:value="6297224" calcext:value-type="float">
            <text:p>6297224</text:p>
          </table:table-cell>
          <table:table-cell office:value-type="float" office:value="10000000000" calcext:value-type="float">
            <text:p>100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1997185" calcext:value-type="float">
            <text:p>21997185</text:p>
          </table:table-cell>
          <table:table-cell office:value-type="float" office:value="21662624" calcext:value-type="float">
            <text:p>21662624</text:p>
          </table:table-cell>
          <table:table-cell office:value-type="float" office:value="24952992" calcext:value-type="float">
            <text:p>24952992</text:p>
          </table:table-cell>
          <table:table-cell office:value-type="float" office:value="21889098" calcext:value-type="float">
            <text:p>21889098</text:p>
          </table:table-cell>
          <table:table-cell office:value-type="float" office:value="21997324" calcext:value-type="float">
            <text:p>21997324</text:p>
          </table:table-cell>
          <table:table-cell office:value-type="float" office:value="29247265" calcext:value-type="float">
            <text:p>29247265</text:p>
          </table:table-cell>
          <table:table-cell office:value-type="float" office:value="30400443" calcext:value-type="float">
            <text:p>30400443</text:p>
          </table:table-cell>
          <table:table-cell office:value-type="float" office:value="21547665" calcext:value-type="float">
            <text:p>21547665</text:p>
          </table:table-cell>
          <table:table-cell office:value-type="float" office:value="23038017" calcext:value-type="float">
            <text:p>23038017</text:p>
          </table:table-cell>
          <table:table-cell office:value-type="float" office:value="21557095" calcext:value-type="float">
            <text:p>21557095</text:p>
          </table:table-cell>
          <table:table-cell office:value-type="float" office:value="21859704" calcext:value-type="float">
            <text:p>21859704</text:p>
          </table:table-cell>
          <table:table-cell office:value-type="float" office:value="21811334" calcext:value-type="float">
            <text:p>21811334</text:p>
          </table:table-cell>
          <table:table-cell office:value-type="float" office:value="21849123" calcext:value-type="float">
            <text:p>21849123</text:p>
          </table:table-cell>
          <table:table-cell office:value-type="float" office:value="21797165" calcext:value-type="float">
            <text:p>21797165</text:p>
          </table:table-cell>
          <table:table-cell office:value-type="float" office:value="28925011" calcext:value-type="float">
            <text:p>28925011</text:p>
          </table:table-cell>
          <table:table-cell office:value-type="float" office:value="21488550" calcext:value-type="float">
            <text:p>21488550</text:p>
          </table:table-cell>
          <table:table-cell office:value-type="float" office:value="20578941" calcext:value-type="float">
            <text:p>20578941</text:p>
          </table:table-cell>
          <table:table-cell office:value-type="float" office:value="28484117" calcext:value-type="float">
            <text:p>28484117</text:p>
          </table:table-cell>
          <table:table-cell office:value-type="float" office:value="21929833" calcext:value-type="float">
            <text:p>21929833</text:p>
          </table:table-cell>
          <table:table-cell office:value-type="float" office:value="21512682" calcext:value-type="float">
            <text:p>21512682</text:p>
          </table:table-cell>
          <table:table-cell office:value-type="float" office:value="1600000" calcext:value-type="float">
            <text:p>16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43201076" calcext:value-type="float">
            <text:p>43201076</text:p>
          </table:table-cell>
          <table:table-cell office:value-type="float" office:value="38931673" calcext:value-type="float">
            <text:p>38931673</text:p>
          </table:table-cell>
          <table:table-cell office:value-type="float" office:value="42982236" calcext:value-type="float">
            <text:p>42982236</text:p>
          </table:table-cell>
          <table:table-cell office:value-type="float" office:value="42271461" calcext:value-type="float">
            <text:p>42271461</text:p>
          </table:table-cell>
          <table:table-cell office:value-type="float" office:value="37819110" calcext:value-type="float">
            <text:p>37819110</text:p>
          </table:table-cell>
          <table:table-cell office:value-type="float" office:value="52066835" calcext:value-type="float">
            <text:p>52066835</text:p>
          </table:table-cell>
          <table:table-cell office:value-type="float" office:value="55089232" calcext:value-type="float">
            <text:p>55089232</text:p>
          </table:table-cell>
          <table:table-cell office:value-type="float" office:value="38880401" calcext:value-type="float">
            <text:p>38880401</text:p>
          </table:table-cell>
          <table:table-cell office:value-type="float" office:value="42644186" calcext:value-type="float">
            <text:p>42644186</text:p>
          </table:table-cell>
          <table:table-cell office:value-type="float" office:value="38816261" calcext:value-type="float">
            <text:p>38816261</text:p>
          </table:table-cell>
          <table:table-cell office:value-type="float" office:value="38415719" calcext:value-type="float">
            <text:p>38415719</text:p>
          </table:table-cell>
          <table:table-cell office:value-type="float" office:value="38376176" calcext:value-type="float">
            <text:p>38376176</text:p>
          </table:table-cell>
          <table:table-cell office:value-type="float" office:value="42848112" calcext:value-type="float">
            <text:p>42848112</text:p>
          </table:table-cell>
          <table:table-cell office:value-type="float" office:value="37827843" calcext:value-type="float">
            <text:p>37827843</text:p>
          </table:table-cell>
          <table:table-cell office:value-type="float" office:value="49349119" calcext:value-type="float">
            <text:p>49349119</text:p>
          </table:table-cell>
          <table:table-cell office:value-type="float" office:value="39266603" calcext:value-type="float">
            <text:p>39266603</text:p>
          </table:table-cell>
          <table:table-cell office:value-type="float" office:value="37366630" calcext:value-type="float">
            <text:p>37366630</text:p>
          </table:table-cell>
          <table:table-cell office:value-type="float" office:value="54291082" calcext:value-type="float">
            <text:p>54291082</text:p>
          </table:table-cell>
          <table:table-cell office:value-type="float" office:value="38337330" calcext:value-type="float">
            <text:p>38337330</text:p>
          </table:table-cell>
          <table:table-cell office:value-type="float" office:value="39666112" calcext:value-type="float">
            <text:p>39666112</text:p>
          </table:table-cell>
          <table:table-cell office:value-type="float" office:value="400000" calcext:value-type="float">
            <text:p>4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68048674" calcext:value-type="float">
            <text:p>68048674</text:p>
          </table:table-cell>
          <table:table-cell office:value-type="float" office:value="59538866" calcext:value-type="float">
            <text:p>59538866</text:p>
          </table:table-cell>
          <table:table-cell office:value-type="float" office:value="92790473" calcext:value-type="float">
            <text:p>92790473</text:p>
          </table:table-cell>
          <table:table-cell office:value-type="float" office:value="84587763" calcext:value-type="float">
            <text:p>84587763</text:p>
          </table:table-cell>
          <table:table-cell office:value-type="float" office:value="59794452" calcext:value-type="float">
            <text:p>59794452</text:p>
          </table:table-cell>
          <table:table-cell office:value-type="float" office:value="64007311" calcext:value-type="float">
            <text:p>64007311</text:p>
          </table:table-cell>
          <table:table-cell office:value-type="float" office:value="86085928" calcext:value-type="float">
            <text:p>86085928</text:p>
          </table:table-cell>
          <table:table-cell office:value-type="float" office:value="62085636" calcext:value-type="float">
            <text:p>62085636</text:p>
          </table:table-cell>
          <table:table-cell office:value-type="float" office:value="85208081" calcext:value-type="float">
            <text:p>85208081</text:p>
          </table:table-cell>
          <table:table-cell office:value-type="float" office:value="60116688" calcext:value-type="float">
            <text:p>60116688</text:p>
          </table:table-cell>
          <table:table-cell office:value-type="float" office:value="64142145" calcext:value-type="float">
            <text:p>64142145</text:p>
          </table:table-cell>
          <table:table-cell office:value-type="float" office:value="86213536" calcext:value-type="float">
            <text:p>86213536</text:p>
          </table:table-cell>
          <table:table-cell office:value-type="float" office:value="68663900" calcext:value-type="float">
            <text:p>68663900</text:p>
          </table:table-cell>
          <table:table-cell office:value-type="float" office:value="64723604" calcext:value-type="float">
            <text:p>64723604</text:p>
          </table:table-cell>
          <table:table-cell office:value-type="float" office:value="60226231" calcext:value-type="float">
            <text:p>60226231</text:p>
          </table:table-cell>
          <table:table-cell office:value-type="float" office:value="60336565" calcext:value-type="float">
            <text:p>60336565</text:p>
          </table:table-cell>
          <table:table-cell office:value-type="float" office:value="60461728" calcext:value-type="float">
            <text:p>60461728</text:p>
          </table:table-cell>
          <table:table-cell office:value-type="float" office:value="83473304" calcext:value-type="float">
            <text:p>83473304</text:p>
          </table:table-cell>
          <table:table-cell office:value-type="float" office:value="84094145" calcext:value-type="float">
            <text:p>84094145</text:p>
          </table:table-cell>
          <table:table-cell office:value-type="float" office:value="69565193" calcext:value-type="float">
            <text:p>69565193</text:p>
          </table:table-cell>
          <table:table-cell office:value-type="float" office:value="400000" calcext:value-type="float">
            <text:p>4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77676247" calcext:value-type="float">
            <text:p>177676247</text:p>
          </table:table-cell>
          <table:table-cell office:value-type="float" office:value="175908057" calcext:value-type="float">
            <text:p>175908057</text:p>
          </table:table-cell>
          <table:table-cell office:value-type="float" office:value="168544618" calcext:value-type="float">
            <text:p>168544618</text:p>
          </table:table-cell>
          <table:table-cell office:value-type="float" office:value="198283906" calcext:value-type="float">
            <text:p>198283906</text:p>
          </table:table-cell>
          <table:table-cell office:value-type="float" office:value="120538929" calcext:value-type="float">
            <text:p>120538929</text:p>
          </table:table-cell>
          <table:table-cell office:value-type="float" office:value="149815281" calcext:value-type="float">
            <text:p>149815281</text:p>
          </table:table-cell>
          <table:table-cell office:value-type="float" office:value="200771269" calcext:value-type="float">
            <text:p>200771269</text:p>
          </table:table-cell>
          <table:table-cell office:value-type="float" office:value="140815465" calcext:value-type="float">
            <text:p>140815465</text:p>
          </table:table-cell>
          <table:table-cell office:value-type="float" office:value="140243477" calcext:value-type="float">
            <text:p>140243477</text:p>
          </table:table-cell>
          <table:table-cell office:value-type="float" office:value="137662617" calcext:value-type="float">
            <text:p>137662617</text:p>
          </table:table-cell>
          <table:table-cell office:value-type="float" office:value="130139497" calcext:value-type="float">
            <text:p>130139497</text:p>
          </table:table-cell>
          <table:table-cell office:value-type="float" office:value="140552196" calcext:value-type="float">
            <text:p>140552196</text:p>
          </table:table-cell>
          <table:table-cell office:value-type="float" office:value="118147184" calcext:value-type="float">
            <text:p>118147184</text:p>
          </table:table-cell>
          <table:table-cell office:value-type="float" office:value="155304457" calcext:value-type="float">
            <text:p>155304457</text:p>
          </table:table-cell>
          <table:table-cell office:value-type="float" office:value="152498834" calcext:value-type="float">
            <text:p>152498834</text:p>
          </table:table-cell>
          <table:table-cell office:value-type="float" office:value="147492921" calcext:value-type="float">
            <text:p>147492921</text:p>
          </table:table-cell>
          <table:table-cell office:value-type="float" office:value="115971157" calcext:value-type="float">
            <text:p>115971157</text:p>
          </table:table-cell>
          <table:table-cell office:value-type="float" office:value="162673140" calcext:value-type="float">
            <text:p>162673140</text:p>
          </table:table-cell>
          <table:table-cell office:value-type="float" office:value="175037062" calcext:value-type="float">
            <text:p>175037062</text:p>
          </table:table-cell>
          <table:table-cell office:value-type="float" office:value="146235752" calcext:value-type="float">
            <text:p>146235752</text:p>
          </table:table-cell>
          <table:table-cell office:value-type="float" office:value="10000000000" calcext:value-type="float">
            <text:p>1000000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yMerge</text:p>
          </table:table-cell>
          <table:table-cell table:style-name="ce3" office:value-type="float" office:value="185023945436" calcext:value-type="float">
            <text:p>185023945436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MyQuick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8133209927" calcext:value-type="float">
            <text:p>28133209927</text:p>
          </table:table-cell>
          <table:table-cell office:value-type="float" office:value="29001524917" calcext:value-type="float">
            <text:p>29001524917</text:p>
          </table:table-cell>
          <table:table-cell office:value-type="float" office:value="28744466887" calcext:value-type="float">
            <text:p>28744466887</text:p>
          </table:table-cell>
          <table:table-cell office:value-type="float" office:value="29810031285" calcext:value-type="float">
            <text:p>29810031285</text:p>
          </table:table-cell>
          <table:table-cell office:value-type="float" office:value="33313755589" calcext:value-type="float">
            <text:p>33313755589</text:p>
          </table:table-cell>
          <table:table-cell office:value-type="float" office:value="28907486234" calcext:value-type="float">
            <text:p>28907486234</text:p>
          </table:table-cell>
          <table:table-cell office:value-type="float" office:value="28533112687" calcext:value-type="float">
            <text:p>28533112687</text:p>
          </table:table-cell>
          <table:table-cell office:value-type="float" office:value="29182312943" calcext:value-type="float">
            <text:p>29182312943</text:p>
          </table:table-cell>
          <table:table-cell office:value-type="float" office:value="28343789938" calcext:value-type="float">
            <text:p>28343789938</text:p>
          </table:table-cell>
          <table:table-cell office:value-type="float" office:value="30714644777" calcext:value-type="float">
            <text:p>30714644777</text:p>
          </table:table-cell>
          <table:table-cell office:value-type="float" office:value="29136050866" calcext:value-type="float">
            <text:p>29136050866</text:p>
          </table:table-cell>
          <table:table-cell office:value-type="float" office:value="29277665848" calcext:value-type="float">
            <text:p>29277665848</text:p>
          </table:table-cell>
          <table:table-cell office:value-type="float" office:value="29862191862" calcext:value-type="float">
            <text:p>29862191862</text:p>
          </table:table-cell>
          <table:table-cell office:value-type="float" office:value="29555777751" calcext:value-type="float">
            <text:p>29555777751</text:p>
          </table:table-cell>
          <table:table-cell office:value-type="float" office:value="28784915782" calcext:value-type="float">
            <text:p>28784915782</text:p>
          </table:table-cell>
          <table:table-cell office:value-type="float" office:value="28346457355" calcext:value-type="float">
            <text:p>28346457355</text:p>
          </table:table-cell>
          <table:table-cell office:value-type="float" office:value="28415383424" calcext:value-type="float">
            <text:p>28415383424</text:p>
          </table:table-cell>
          <table:table-cell office:value-type="float" office:value="28683635490" calcext:value-type="float">
            <text:p>28683635490</text:p>
          </table:table-cell>
          <table:table-cell office:value-type="float" office:value="29450238224" calcext:value-type="float">
            <text:p>29450238224</text:p>
          </table:table-cell>
          <table:table-cell office:value-type="float" office:value="29234872018" calcext:value-type="float">
            <text:p>29234872018</text:p>
          </table:table-cell>
          <table:table-cell office:value-type="float" office:value="22500000000" calcext:value-type="float">
            <text:p>225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5808112" calcext:value-type="float">
            <text:p>5808112</text:p>
          </table:table-cell>
          <table:table-cell office:value-type="float" office:value="7806316" calcext:value-type="float">
            <text:p>7806316</text:p>
          </table:table-cell>
          <table:table-cell office:value-type="float" office:value="6033616" calcext:value-type="float">
            <text:p>6033616</text:p>
          </table:table-cell>
          <table:table-cell office:value-type="float" office:value="6131395" calcext:value-type="float">
            <text:p>6131395</text:p>
          </table:table-cell>
          <table:table-cell office:value-type="float" office:value="6251017" calcext:value-type="float">
            <text:p>6251017</text:p>
          </table:table-cell>
          <table:table-cell office:value-type="float" office:value="6594355" calcext:value-type="float">
            <text:p>6594355</text:p>
          </table:table-cell>
          <table:table-cell office:value-type="float" office:value="5861043" calcext:value-type="float">
            <text:p>5861043</text:p>
          </table:table-cell>
          <table:table-cell office:value-type="float" office:value="6588618" calcext:value-type="float">
            <text:p>6588618</text:p>
          </table:table-cell>
          <table:table-cell office:value-type="float" office:value="6762973" calcext:value-type="float">
            <text:p>6762973</text:p>
          </table:table-cell>
          <table:table-cell office:value-type="float" office:value="8088913" calcext:value-type="float">
            <text:p>8088913</text:p>
          </table:table-cell>
          <table:table-cell office:value-type="float" office:value="7564576" calcext:value-type="float">
            <text:p>7564576</text:p>
          </table:table-cell>
          <table:table-cell office:value-type="float" office:value="5591716" calcext:value-type="float">
            <text:p>5591716</text:p>
          </table:table-cell>
          <table:table-cell office:value-type="float" office:value="8289388" calcext:value-type="float">
            <text:p>8289388</text:p>
          </table:table-cell>
          <table:table-cell office:value-type="float" office:value="6332065" calcext:value-type="float">
            <text:p>6332065</text:p>
          </table:table-cell>
          <table:table-cell office:value-type="float" office:value="6373368" calcext:value-type="float">
            <text:p>6373368</text:p>
          </table:table-cell>
          <table:table-cell office:value-type="float" office:value="6450245" calcext:value-type="float">
            <text:p>6450245</text:p>
          </table:table-cell>
          <table:table-cell office:value-type="float" office:value="6931429" calcext:value-type="float">
            <text:p>6931429</text:p>
          </table:table-cell>
          <table:table-cell office:value-type="float" office:value="5685996" calcext:value-type="float">
            <text:p>5685996</text:p>
          </table:table-cell>
          <table:table-cell office:value-type="float" office:value="6419022" calcext:value-type="float">
            <text:p>6419022</text:p>
          </table:table-cell>
          <table:table-cell office:value-type="float" office:value="6580837" calcext:value-type="float">
            <text:p>6580837</text:p>
          </table:table-cell>
          <table:table-cell office:value-type="float" office:value="22500000000" calcext:value-type="float">
            <text:p>225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9278789" calcext:value-type="float">
            <text:p>9278789</text:p>
          </table:table-cell>
          <table:table-cell office:value-type="float" office:value="15233518" calcext:value-type="float">
            <text:p>15233518</text:p>
          </table:table-cell>
          <table:table-cell office:value-type="float" office:value="9539362" calcext:value-type="float">
            <text:p>9539362</text:p>
          </table:table-cell>
          <table:table-cell office:value-type="float" office:value="9892951" calcext:value-type="float">
            <text:p>9892951</text:p>
          </table:table-cell>
          <table:table-cell office:value-type="float" office:value="10165868" calcext:value-type="float">
            <text:p>10165868</text:p>
          </table:table-cell>
          <table:table-cell office:value-type="float" office:value="14497436" calcext:value-type="float">
            <text:p>14497436</text:p>
          </table:table-cell>
          <table:table-cell office:value-type="float" office:value="9715892" calcext:value-type="float">
            <text:p>9715892</text:p>
          </table:table-cell>
          <table:table-cell office:value-type="float" office:value="10053389" calcext:value-type="float">
            <text:p>10053389</text:p>
          </table:table-cell>
          <table:table-cell office:value-type="float" office:value="14426656" calcext:value-type="float">
            <text:p>14426656</text:p>
          </table:table-cell>
          <table:table-cell office:value-type="float" office:value="11629361" calcext:value-type="float">
            <text:p>11629361</text:p>
          </table:table-cell>
          <table:table-cell office:value-type="float" office:value="13962673" calcext:value-type="float">
            <text:p>13962673</text:p>
          </table:table-cell>
          <table:table-cell office:value-type="float" office:value="9280391" calcext:value-type="float">
            <text:p>9280391</text:p>
          </table:table-cell>
          <table:table-cell office:value-type="float" office:value="14534521" calcext:value-type="float">
            <text:p>14534521</text:p>
          </table:table-cell>
          <table:table-cell office:value-type="float" office:value="14213061" calcext:value-type="float">
            <text:p>14213061</text:p>
          </table:table-cell>
          <table:table-cell office:value-type="float" office:value="14692819" calcext:value-type="float">
            <text:p>14692819</text:p>
          </table:table-cell>
          <table:table-cell office:value-type="float" office:value="10762945" calcext:value-type="float">
            <text:p>10762945</text:p>
          </table:table-cell>
          <table:table-cell office:value-type="float" office:value="10239593" calcext:value-type="float">
            <text:p>10239593</text:p>
          </table:table-cell>
          <table:table-cell office:value-type="float" office:value="9395678" calcext:value-type="float">
            <text:p>9395678</text:p>
          </table:table-cell>
          <table:table-cell office:value-type="float" office:value="14188577" calcext:value-type="float">
            <text:p>14188577</text:p>
          </table:table-cell>
          <table:table-cell office:value-type="float" office:value="14611785" calcext:value-type="float">
            <text:p>14611785</text:p>
          </table:table-cell>
          <table:table-cell office:value-type="float" office:value="22500000000" calcext:value-type="float">
            <text:p>225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8096329" calcext:value-type="float">
            <text:p>38096329</text:p>
          </table:table-cell>
          <table:table-cell office:value-type="float" office:value="37606405" calcext:value-type="float">
            <text:p>37606405</text:p>
          </table:table-cell>
          <table:table-cell office:value-type="float" office:value="32892022" calcext:value-type="float">
            <text:p>32892022</text:p>
          </table:table-cell>
          <table:table-cell office:value-type="float" office:value="33101645" calcext:value-type="float">
            <text:p>33101645</text:p>
          </table:table-cell>
          <table:table-cell office:value-type="float" office:value="34427854" calcext:value-type="float">
            <text:p>34427854</text:p>
          </table:table-cell>
          <table:table-cell office:value-type="float" office:value="31972636" calcext:value-type="float">
            <text:p>31972636</text:p>
          </table:table-cell>
          <table:table-cell office:value-type="float" office:value="32989026" calcext:value-type="float">
            <text:p>32989026</text:p>
          </table:table-cell>
          <table:table-cell office:value-type="float" office:value="38276036" calcext:value-type="float">
            <text:p>38276036</text:p>
          </table:table-cell>
          <table:table-cell office:value-type="float" office:value="37401023" calcext:value-type="float">
            <text:p>37401023</text:p>
          </table:table-cell>
          <table:table-cell office:value-type="float" office:value="59487568" calcext:value-type="float">
            <text:p>59487568</text:p>
          </table:table-cell>
          <table:table-cell office:value-type="float" office:value="33990813" calcext:value-type="float">
            <text:p>33990813</text:p>
          </table:table-cell>
          <table:table-cell office:value-type="float" office:value="32810839" calcext:value-type="float">
            <text:p>32810839</text:p>
          </table:table-cell>
          <table:table-cell office:value-type="float" office:value="42801781" calcext:value-type="float">
            <text:p>42801781</text:p>
          </table:table-cell>
          <table:table-cell office:value-type="float" office:value="37450626" calcext:value-type="float">
            <text:p>37450626</text:p>
          </table:table-cell>
          <table:table-cell office:value-type="float" office:value="34315885" calcext:value-type="float">
            <text:p>34315885</text:p>
          </table:table-cell>
          <table:table-cell office:value-type="float" office:value="31872752" calcext:value-type="float">
            <text:p>31872752</text:p>
          </table:table-cell>
          <table:table-cell office:value-type="float" office:value="32336592" calcext:value-type="float">
            <text:p>32336592</text:p>
          </table:table-cell>
          <table:table-cell office:value-type="float" office:value="32136317" calcext:value-type="float">
            <text:p>32136317</text:p>
          </table:table-cell>
          <table:table-cell office:value-type="float" office:value="38428851" calcext:value-type="float">
            <text:p>38428851</text:p>
          </table:table-cell>
          <table:table-cell office:value-type="float" office:value="38716205" calcext:value-type="float">
            <text:p>38716205</text:p>
          </table:table-cell>
          <table:table-cell office:value-type="float" office:value="4018788.1" calcext:value-type="float">
            <text:p>4018788,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68939854" calcext:value-type="float">
            <text:p>68939854</text:p>
          </table:table-cell>
          <table:table-cell office:value-type="float" office:value="52947393" calcext:value-type="float">
            <text:p>52947393</text:p>
          </table:table-cell>
          <table:table-cell office:value-type="float" office:value="57000551" calcext:value-type="float">
            <text:p>57000551</text:p>
          </table:table-cell>
          <table:table-cell office:value-type="float" office:value="51273674" calcext:value-type="float">
            <text:p>51273674</text:p>
          </table:table-cell>
          <table:table-cell office:value-type="float" office:value="57762804" calcext:value-type="float">
            <text:p>57762804</text:p>
          </table:table-cell>
          <table:table-cell office:value-type="float" office:value="53982612" calcext:value-type="float">
            <text:p>53982612</text:p>
          </table:table-cell>
          <table:table-cell office:value-type="float" office:value="49591709" calcext:value-type="float">
            <text:p>49591709</text:p>
          </table:table-cell>
          <table:table-cell office:value-type="float" office:value="67453477" calcext:value-type="float">
            <text:p>67453477</text:p>
          </table:table-cell>
          <table:table-cell office:value-type="float" office:value="59965818" calcext:value-type="float">
            <text:p>59965818</text:p>
          </table:table-cell>
          <table:table-cell office:value-type="float" office:value="69537907" calcext:value-type="float">
            <text:p>69537907</text:p>
          </table:table-cell>
          <table:table-cell office:value-type="float" office:value="57283592" calcext:value-type="float">
            <text:p>57283592</text:p>
          </table:table-cell>
          <table:table-cell office:value-type="float" office:value="50352885" calcext:value-type="float">
            <text:p>50352885</text:p>
          </table:table-cell>
          <table:table-cell office:value-type="float" office:value="72752752" calcext:value-type="float">
            <text:p>72752752</text:p>
          </table:table-cell>
          <table:table-cell office:value-type="float" office:value="69526463" calcext:value-type="float">
            <text:p>69526463</text:p>
          </table:table-cell>
          <table:table-cell office:value-type="float" office:value="50911835" calcext:value-type="float">
            <text:p>50911835</text:p>
          </table:table-cell>
          <table:table-cell office:value-type="float" office:value="52681576" calcext:value-type="float">
            <text:p>52681576</text:p>
          </table:table-cell>
          <table:table-cell office:value-type="float" office:value="54099450" calcext:value-type="float">
            <text:p>54099450</text:p>
          </table:table-cell>
          <table:table-cell office:value-type="float" office:value="56067414" calcext:value-type="float">
            <text:p>56067414</text:p>
          </table:table-cell>
          <table:table-cell office:value-type="float" office:value="67608292" calcext:value-type="float">
            <text:p>67608292</text:p>
          </table:table-cell>
          <table:table-cell office:value-type="float" office:value="67568294" calcext:value-type="float">
            <text:p>67568294</text:p>
          </table:table-cell>
          <table:table-cell office:value-type="float" office:value="776413.689" calcext:value-type="float">
            <text:p>776413,6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85200555" calcext:value-type="float">
            <text:p>85200555</text:p>
          </table:table-cell>
          <table:table-cell office:value-type="float" office:value="86473602" calcext:value-type="float">
            <text:p>86473602</text:p>
          </table:table-cell>
          <table:table-cell office:value-type="float" office:value="85305630" calcext:value-type="float">
            <text:p>85305630</text:p>
          </table:table-cell>
          <table:table-cell office:value-type="float" office:value="91939789" calcext:value-type="float">
            <text:p>91939789</text:p>
          </table:table-cell>
          <table:table-cell office:value-type="float" office:value="97458277" calcext:value-type="float">
            <text:p>97458277</text:p>
          </table:table-cell>
          <table:table-cell office:value-type="float" office:value="88168017" calcext:value-type="float">
            <text:p>88168017</text:p>
          </table:table-cell>
          <table:table-cell office:value-type="float" office:value="89948160" calcext:value-type="float">
            <text:p>89948160</text:p>
          </table:table-cell>
          <table:table-cell office:value-type="float" office:value="82867187" calcext:value-type="float">
            <text:p>82867187</text:p>
          </table:table-cell>
          <table:table-cell office:value-type="float" office:value="92240681" calcext:value-type="float">
            <text:p>92240681</text:p>
          </table:table-cell>
          <table:table-cell office:value-type="float" office:value="101815346" calcext:value-type="float">
            <text:p>101815346</text:p>
          </table:table-cell>
          <table:table-cell office:value-type="float" office:value="110751449" calcext:value-type="float">
            <text:p>110751449</text:p>
          </table:table-cell>
          <table:table-cell office:value-type="float" office:value="92029802" calcext:value-type="float">
            <text:p>92029802</text:p>
          </table:table-cell>
          <table:table-cell office:value-type="float" office:value="101858821" calcext:value-type="float">
            <text:p>101858821</text:p>
          </table:table-cell>
          <table:table-cell office:value-type="float" office:value="110011004" calcext:value-type="float">
            <text:p>110011004</text:p>
          </table:table-cell>
          <table:table-cell office:value-type="float" office:value="85333079" calcext:value-type="float">
            <text:p>85333079</text:p>
          </table:table-cell>
          <table:table-cell office:value-type="float" office:value="84886389" calcext:value-type="float">
            <text:p>84886389</text:p>
          </table:table-cell>
          <table:table-cell office:value-type="float" office:value="85819625" calcext:value-type="float">
            <text:p>85819625</text:p>
          </table:table-cell>
          <table:table-cell office:value-type="float" office:value="110369788" calcext:value-type="float">
            <text:p>110369788</text:p>
          </table:table-cell>
          <table:table-cell office:value-type="float" office:value="126848943" calcext:value-type="float">
            <text:p>126848943</text:p>
          </table:table-cell>
          <table:table-cell office:value-type="float" office:value="88248509" calcext:value-type="float">
            <text:p>88248509</text:p>
          </table:table-cell>
          <table:table-cell office:value-type="float" office:value="776413.689" calcext:value-type="float">
            <text:p>776413,6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214250706" calcext:value-type="float">
            <text:p>214250706</text:p>
          </table:table-cell>
          <table:table-cell office:value-type="float" office:value="199979875" calcext:value-type="float">
            <text:p>199979875</text:p>
          </table:table-cell>
          <table:table-cell office:value-type="float" office:value="199043861" calcext:value-type="float">
            <text:p>199043861</text:p>
          </table:table-cell>
          <table:table-cell office:value-type="float" office:value="211064662" calcext:value-type="float">
            <text:p>211064662</text:p>
          </table:table-cell>
          <table:table-cell office:value-type="float" office:value="236277645" calcext:value-type="float">
            <text:p>236277645</text:p>
          </table:table-cell>
          <table:table-cell office:value-type="float" office:value="200313154" calcext:value-type="float">
            <text:p>200313154</text:p>
          </table:table-cell>
          <table:table-cell office:value-type="float" office:value="186132473" calcext:value-type="float">
            <text:p>186132473</text:p>
          </table:table-cell>
          <table:table-cell office:value-type="float" office:value="193641715" calcext:value-type="float">
            <text:p>193641715</text:p>
          </table:table-cell>
          <table:table-cell office:value-type="float" office:value="210709339" calcext:value-type="float">
            <text:p>210709339</text:p>
          </table:table-cell>
          <table:table-cell office:value-type="float" office:value="202786106" calcext:value-type="float">
            <text:p>202786106</text:p>
          </table:table-cell>
          <table:table-cell office:value-type="float" office:value="246445346" calcext:value-type="float">
            <text:p>246445346</text:p>
          </table:table-cell>
          <table:table-cell office:value-type="float" office:value="209882238" calcext:value-type="float">
            <text:p>209882238</text:p>
          </table:table-cell>
          <table:table-cell office:value-type="float" office:value="229052588" calcext:value-type="float">
            <text:p>229052588</text:p>
          </table:table-cell>
          <table:table-cell office:value-type="float" office:value="206591409" calcext:value-type="float">
            <text:p>206591409</text:p>
          </table:table-cell>
          <table:table-cell office:value-type="float" office:value="205268036" calcext:value-type="float">
            <text:p>205268036</text:p>
          </table:table-cell>
          <table:table-cell office:value-type="float" office:value="198819285" calcext:value-type="float">
            <text:p>198819285</text:p>
          </table:table-cell>
          <table:table-cell office:value-type="float" office:value="199153911" calcext:value-type="float">
            <text:p>199153911</text:p>
          </table:table-cell>
          <table:table-cell office:value-type="float" office:value="252507492" calcext:value-type="float">
            <text:p>252507492</text:p>
          </table:table-cell>
          <table:table-cell office:value-type="float" office:value="219257610" calcext:value-type="float">
            <text:p>219257610</text:p>
          </table:table-cell>
          <table:table-cell office:value-type="float" office:value="193355413" calcext:value-type="float">
            <text:p>193355413</text:p>
          </table:table-cell>
          <table:table-cell office:value-type="float" office:value="22500000000" calcext:value-type="float">
            <text:p>2250000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yMerge</text:p>
          </table:table-cell>
          <table:table-cell table:style-name="ce3" office:value-type="float" office:value="647983424278" calcext:value-type="float">
            <text:p>647983424278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MyQuick</text:p>
          </table:table-cell>
          <table:table-cell table:style-name="ce3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48578916822" calcext:value-type="float">
            <text:p>48578916822</text:p>
          </table:table-cell>
          <table:table-cell office:value-type="float" office:value="63279469203" calcext:value-type="float">
            <text:p>63279469203</text:p>
          </table:table-cell>
          <table:table-cell office:value-type="float" office:value="54880117155" calcext:value-type="float">
            <text:p>54880117155</text:p>
          </table:table-cell>
          <table:table-cell office:value-type="float" office:value="50105657627" calcext:value-type="float">
            <text:p>50105657627</text:p>
          </table:table-cell>
          <table:table-cell office:value-type="float" office:value="47424550248" calcext:value-type="float">
            <text:p>47424550248</text:p>
          </table:table-cell>
          <table:table-cell office:value-type="float" office:value="53324496871" calcext:value-type="float">
            <text:p>53324496871</text:p>
          </table:table-cell>
          <table:table-cell office:value-type="float" office:value="51404045948" calcext:value-type="float">
            <text:p>51404045948</text:p>
          </table:table-cell>
          <table:table-cell office:value-type="float" office:value="50144586571" calcext:value-type="float">
            <text:p>50144586571</text:p>
          </table:table-cell>
          <table:table-cell office:value-type="float" office:value="49737504097" calcext:value-type="float">
            <text:p>49737504097</text:p>
          </table:table-cell>
          <table:table-cell office:value-type="float" office:value="49648504718" calcext:value-type="float">
            <text:p>49648504718</text:p>
          </table:table-cell>
          <table:table-cell office:value-type="float" office:value="50043259108" calcext:value-type="float">
            <text:p>50043259108</text:p>
          </table:table-cell>
          <table:table-cell office:value-type="float" office:value="43054378270" calcext:value-type="float">
            <text:p>43054378270</text:p>
          </table:table-cell>
          <table:table-cell office:value-type="float" office:value="48052941283" calcext:value-type="float">
            <text:p>48052941283</text:p>
          </table:table-cell>
          <table:table-cell office:value-type="float" office:value="49712991761" calcext:value-type="float">
            <text:p>49712991761</text:p>
          </table:table-cell>
          <table:table-cell office:value-type="float" office:value="51732889822" calcext:value-type="float">
            <text:p>51732889822</text:p>
          </table:table-cell>
          <table:table-cell office:value-type="float" office:value="52015278393" calcext:value-type="float">
            <text:p>52015278393</text:p>
          </table:table-cell>
          <table:table-cell office:value-type="float" office:value="46699661960" calcext:value-type="float">
            <text:p>46699661960</text:p>
          </table:table-cell>
          <table:table-cell office:value-type="float" office:value="42029696581" calcext:value-type="float">
            <text:p>42029696581</text:p>
          </table:table-cell>
          <table:table-cell office:value-type="float" office:value="40241425236" calcext:value-type="float">
            <text:p>40241425236</text:p>
          </table:table-cell>
          <table:table-cell office:value-type="float" office:value="55897584195" calcext:value-type="float">
            <text:p>55897584195</text:p>
          </table:table-cell>
          <table:table-cell office:value-type="float" office:value="32400000000" calcext:value-type="float">
            <text:p>324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8502738" calcext:value-type="float">
            <text:p>8502738</text:p>
          </table:table-cell>
          <table:table-cell office:value-type="float" office:value="12074688" calcext:value-type="float">
            <text:p>12074688</text:p>
          </table:table-cell>
          <table:table-cell office:value-type="float" office:value="808381" calcext:value-type="float">
            <text:p>808381</text:p>
          </table:table-cell>
          <table:table-cell office:value-type="float" office:value="4129785" calcext:value-type="float">
            <text:p>4129785</text:p>
          </table:table-cell>
          <table:table-cell office:value-type="float" office:value="629324" calcext:value-type="float">
            <text:p>629324</text:p>
          </table:table-cell>
          <table:table-cell office:value-type="float" office:value="633540" calcext:value-type="float">
            <text:p>633540</text:p>
          </table:table-cell>
          <table:table-cell office:value-type="float" office:value="658681" calcext:value-type="float">
            <text:p>658681</text:p>
          </table:table-cell>
          <table:table-cell office:value-type="float" office:value="655192" calcext:value-type="float">
            <text:p>655192</text:p>
          </table:table-cell>
          <table:table-cell office:value-type="float" office:value="660335" calcext:value-type="float">
            <text:p>660335</text:p>
          </table:table-cell>
          <table:table-cell office:value-type="float" office:value="680045" calcext:value-type="float">
            <text:p>680045</text:p>
          </table:table-cell>
          <table:table-cell office:value-type="float" office:value="788866" calcext:value-type="float">
            <text:p>788866</text:p>
          </table:table-cell>
          <table:table-cell office:value-type="float" office:value="730844" calcext:value-type="float">
            <text:p>730844</text:p>
          </table:table-cell>
          <table:table-cell office:value-type="float" office:value="717893" calcext:value-type="float">
            <text:p>717893</text:p>
          </table:table-cell>
          <table:table-cell office:value-type="float" office:value="644328" calcext:value-type="float">
            <text:p>644328</text:p>
          </table:table-cell>
          <table:table-cell office:value-type="float" office:value="705682" calcext:value-type="float">
            <text:p>705682</text:p>
          </table:table-cell>
          <table:table-cell office:value-type="float" office:value="660934" calcext:value-type="float">
            <text:p>660934</text:p>
          </table:table-cell>
          <table:table-cell office:value-type="float" office:value="615402" calcext:value-type="float">
            <text:p>615402</text:p>
          </table:table-cell>
          <table:table-cell office:value-type="float" office:value="611698" calcext:value-type="float">
            <text:p>611698</text:p>
          </table:table-cell>
          <table:table-cell office:value-type="float" office:value="626681" calcext:value-type="float">
            <text:p>626681</text:p>
          </table:table-cell>
          <table:table-cell office:value-type="float" office:value="1006734" calcext:value-type="float">
            <text:p>1006734</text:p>
          </table:table-cell>
          <table:table-cell office:value-type="float" office:value="32400000000" calcext:value-type="float">
            <text:p>324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6223403" calcext:value-type="float">
            <text:p>16223403</text:p>
          </table:table-cell>
          <table:table-cell office:value-type="float" office:value="15117521" calcext:value-type="float">
            <text:p>15117521</text:p>
          </table:table-cell>
          <table:table-cell office:value-type="float" office:value="2441247" calcext:value-type="float">
            <text:p>2441247</text:p>
          </table:table-cell>
          <table:table-cell office:value-type="float" office:value="4157020" calcext:value-type="float">
            <text:p>4157020</text:p>
          </table:table-cell>
          <table:table-cell office:value-type="float" office:value="2119630" calcext:value-type="float">
            <text:p>2119630</text:p>
          </table:table-cell>
          <table:table-cell office:value-type="float" office:value="2668870" calcext:value-type="float">
            <text:p>2668870</text:p>
          </table:table-cell>
          <table:table-cell office:value-type="float" office:value="2125570" calcext:value-type="float">
            <text:p>2125570</text:p>
          </table:table-cell>
          <table:table-cell office:value-type="float" office:value="2739942" calcext:value-type="float">
            <text:p>2739942</text:p>
          </table:table-cell>
          <table:table-cell office:value-type="float" office:value="2110468" calcext:value-type="float">
            <text:p>2110468</text:p>
          </table:table-cell>
          <table:table-cell office:value-type="float" office:value="2221873" calcext:value-type="float">
            <text:p>2221873</text:p>
          </table:table-cell>
          <table:table-cell office:value-type="float" office:value="2413579" calcext:value-type="float">
            <text:p>2413579</text:p>
          </table:table-cell>
          <table:table-cell office:value-type="float" office:value="2000904" calcext:value-type="float">
            <text:p>2000904</text:p>
          </table:table-cell>
          <table:table-cell office:value-type="float" office:value="2247721" calcext:value-type="float">
            <text:p>2247721</text:p>
          </table:table-cell>
          <table:table-cell office:value-type="float" office:value="2124562" calcext:value-type="float">
            <text:p>2124562</text:p>
          </table:table-cell>
          <table:table-cell office:value-type="float" office:value="2245627" calcext:value-type="float">
            <text:p>2245627</text:p>
          </table:table-cell>
          <table:table-cell office:value-type="float" office:value="2136913" calcext:value-type="float">
            <text:p>2136913</text:p>
          </table:table-cell>
          <table:table-cell office:value-type="float" office:value="2199224" calcext:value-type="float">
            <text:p>2199224</text:p>
          </table:table-cell>
          <table:table-cell office:value-type="float" office:value="1992186" calcext:value-type="float">
            <text:p>1992186</text:p>
          </table:table-cell>
          <table:table-cell office:value-type="float" office:value="2072257" calcext:value-type="float">
            <text:p>2072257</text:p>
          </table:table-cell>
          <table:table-cell office:value-type="float" office:value="3091107" calcext:value-type="float">
            <text:p>3091107</text:p>
          </table:table-cell>
          <table:table-cell office:value-type="float" office:value="32400000000" calcext:value-type="float">
            <text:p>3240000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41402984" calcext:value-type="float">
            <text:p>41402984</text:p>
          </table:table-cell>
          <table:table-cell office:value-type="float" office:value="58693043" calcext:value-type="float">
            <text:p>58693043</text:p>
          </table:table-cell>
          <table:table-cell office:value-type="float" office:value="44177233" calcext:value-type="float">
            <text:p>44177233</text:p>
          </table:table-cell>
          <table:table-cell office:value-type="float" office:value="29036270" calcext:value-type="float">
            <text:p>29036270</text:p>
          </table:table-cell>
          <table:table-cell office:value-type="float" office:value="30298532" calcext:value-type="float">
            <text:p>30298532</text:p>
          </table:table-cell>
          <table:table-cell office:value-type="float" office:value="29925689" calcext:value-type="float">
            <text:p>29925689</text:p>
          </table:table-cell>
          <table:table-cell office:value-type="float" office:value="31301126" calcext:value-type="float">
            <text:p>31301126</text:p>
          </table:table-cell>
          <table:table-cell office:value-type="float" office:value="33215021" calcext:value-type="float">
            <text:p>33215021</text:p>
          </table:table-cell>
          <table:table-cell office:value-type="float" office:value="32356656" calcext:value-type="float">
            <text:p>32356656</text:p>
          </table:table-cell>
          <table:table-cell office:value-type="float" office:value="31353606" calcext:value-type="float">
            <text:p>31353606</text:p>
          </table:table-cell>
          <table:table-cell office:value-type="float" office:value="29969743" calcext:value-type="float">
            <text:p>29969743</text:p>
          </table:table-cell>
          <table:table-cell office:value-type="float" office:value="26974047" calcext:value-type="float">
            <text:p>26974047</text:p>
          </table:table-cell>
          <table:table-cell office:value-type="float" office:value="35090134" calcext:value-type="float">
            <text:p>35090134</text:p>
          </table:table-cell>
          <table:table-cell office:value-type="float" office:value="30632615" calcext:value-type="float">
            <text:p>30632615</text:p>
          </table:table-cell>
          <table:table-cell office:value-type="float" office:value="32486448" calcext:value-type="float">
            <text:p>32486448</text:p>
          </table:table-cell>
          <table:table-cell office:value-type="float" office:value="30397485" calcext:value-type="float">
            <text:p>30397485</text:p>
          </table:table-cell>
          <table:table-cell office:value-type="float" office:value="27680420" calcext:value-type="float">
            <text:p>27680420</text:p>
          </table:table-cell>
          <table:table-cell office:value-type="float" office:value="26980133" calcext:value-type="float">
            <text:p>26980133</text:p>
          </table:table-cell>
          <table:table-cell office:value-type="float" office:value="31273728" calcext:value-type="float">
            <text:p>31273728</text:p>
          </table:table-cell>
          <table:table-cell office:value-type="float" office:value="33971361" calcext:value-type="float">
            <text:p>33971361</text:p>
          </table:table-cell>
          <table:table-cell office:value-type="float" office:value="4971220.06" calcext:value-type="float">
            <text:p>4971220,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60360793" calcext:value-type="float">
            <text:p>60360793</text:p>
          </table:table-cell>
          <table:table-cell office:value-type="float" office:value="82220121" calcext:value-type="float">
            <text:p>82220121</text:p>
          </table:table-cell>
          <table:table-cell office:value-type="float" office:value="69652949" calcext:value-type="float">
            <text:p>69652949</text:p>
          </table:table-cell>
          <table:table-cell office:value-type="float" office:value="51949337" calcext:value-type="float">
            <text:p>51949337</text:p>
          </table:table-cell>
          <table:table-cell office:value-type="float" office:value="33217724" calcext:value-type="float">
            <text:p>33217724</text:p>
          </table:table-cell>
          <table:table-cell office:value-type="float" office:value="36085317" calcext:value-type="float">
            <text:p>36085317</text:p>
          </table:table-cell>
          <table:table-cell office:value-type="float" office:value="40722842" calcext:value-type="float">
            <text:p>40722842</text:p>
          </table:table-cell>
          <table:table-cell office:value-type="float" office:value="75807603" calcext:value-type="float">
            <text:p>75807603</text:p>
          </table:table-cell>
          <table:table-cell office:value-type="float" office:value="32961727" calcext:value-type="float">
            <text:p>32961727</text:p>
          </table:table-cell>
          <table:table-cell office:value-type="float" office:value="54036093" calcext:value-type="float">
            <text:p>54036093</text:p>
          </table:table-cell>
          <table:table-cell office:value-type="float" office:value="31603098" calcext:value-type="float">
            <text:p>31603098</text:p>
          </table:table-cell>
          <table:table-cell office:value-type="float" office:value="31287935" calcext:value-type="float">
            <text:p>31287935</text:p>
          </table:table-cell>
          <table:table-cell office:value-type="float" office:value="35626350" calcext:value-type="float">
            <text:p>35626350</text:p>
          </table:table-cell>
          <table:table-cell office:value-type="float" office:value="32233267" calcext:value-type="float">
            <text:p>32233267</text:p>
          </table:table-cell>
          <table:table-cell office:value-type="float" office:value="35271990" calcext:value-type="float">
            <text:p>35271990</text:p>
          </table:table-cell>
          <table:table-cell office:value-type="float" office:value="35399808" calcext:value-type="float">
            <text:p>35399808</text:p>
          </table:table-cell>
          <table:table-cell office:value-type="float" office:value="30320405" calcext:value-type="float">
            <text:p>30320405</text:p>
          </table:table-cell>
          <table:table-cell office:value-type="float" office:value="29528593" calcext:value-type="float">
            <text:p>29528593</text:p>
          </table:table-cell>
          <table:table-cell office:value-type="float" office:value="31623248" calcext:value-type="float">
            <text:p>31623248</text:p>
          </table:table-cell>
          <table:table-cell office:value-type="float" office:value="39019873" calcext:value-type="float">
            <text:p>39019873</text:p>
          </table:table-cell>
          <table:table-cell office:value-type="float" office:value="945949.051" calcext:value-type="float">
            <text:p>945949,0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18461112" calcext:value-type="float">
            <text:p>118461112</text:p>
          </table:table-cell>
          <table:table-cell office:value-type="float" office:value="120330260" calcext:value-type="float">
            <text:p>120330260</text:p>
          </table:table-cell>
          <table:table-cell office:value-type="float" office:value="122858543" calcext:value-type="float">
            <text:p>122858543</text:p>
          </table:table-cell>
          <table:table-cell office:value-type="float" office:value="73960538" calcext:value-type="float">
            <text:p>73960538</text:p>
          </table:table-cell>
          <table:table-cell office:value-type="float" office:value="69144461" calcext:value-type="float">
            <text:p>69144461</text:p>
          </table:table-cell>
          <table:table-cell office:value-type="float" office:value="74093748" calcext:value-type="float">
            <text:p>74093748</text:p>
          </table:table-cell>
          <table:table-cell office:value-type="float" office:value="73376234" calcext:value-type="float">
            <text:p>73376234</text:p>
          </table:table-cell>
          <table:table-cell office:value-type="float" office:value="75522997" calcext:value-type="float">
            <text:p>75522997</text:p>
          </table:table-cell>
          <table:table-cell office:value-type="float" office:value="74029658" calcext:value-type="float">
            <text:p>74029658</text:p>
          </table:table-cell>
          <table:table-cell office:value-type="float" office:value="72110145" calcext:value-type="float">
            <text:p>72110145</text:p>
          </table:table-cell>
          <table:table-cell office:value-type="float" office:value="75870957" calcext:value-type="float">
            <text:p>75870957</text:p>
          </table:table-cell>
          <table:table-cell office:value-type="float" office:value="66606981" calcext:value-type="float">
            <text:p>66606981</text:p>
          </table:table-cell>
          <table:table-cell office:value-type="float" office:value="77708215" calcext:value-type="float">
            <text:p>77708215</text:p>
          </table:table-cell>
          <table:table-cell office:value-type="float" office:value="72739972" calcext:value-type="float">
            <text:p>72739972</text:p>
          </table:table-cell>
          <table:table-cell office:value-type="float" office:value="76534505" calcext:value-type="float">
            <text:p>76534505</text:p>
          </table:table-cell>
          <table:table-cell office:value-type="float" office:value="73610803" calcext:value-type="float">
            <text:p>73610803</text:p>
          </table:table-cell>
          <table:table-cell office:value-type="float" office:value="67487871" calcext:value-type="float">
            <text:p>67487871</text:p>
          </table:table-cell>
          <table:table-cell office:value-type="float" office:value="66583843" calcext:value-type="float">
            <text:p>66583843</text:p>
          </table:table-cell>
          <table:table-cell office:value-type="float" office:value="72205055" calcext:value-type="float">
            <text:p>72205055</text:p>
          </table:table-cell>
          <table:table-cell office:value-type="float" office:value="74511480" calcext:value-type="float">
            <text:p>74511480</text:p>
          </table:table-cell>
          <table:table-cell office:value-type="float" office:value="945949.051" calcext:value-type="float">
            <text:p>945949,0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262372317" calcext:value-type="float">
            <text:p>262372317</text:p>
          </table:table-cell>
          <table:table-cell office:value-type="float" office:value="335633795" calcext:value-type="float">
            <text:p>335633795</text:p>
          </table:table-cell>
          <table:table-cell office:value-type="float" office:value="315222513" calcext:value-type="float">
            <text:p>315222513</text:p>
          </table:table-cell>
          <table:table-cell office:value-type="float" office:value="213971642" calcext:value-type="float">
            <text:p>213971642</text:p>
          </table:table-cell>
          <table:table-cell office:value-type="float" office:value="263629086" calcext:value-type="float">
            <text:p>263629086</text:p>
          </table:table-cell>
          <table:table-cell office:value-type="float" office:value="251077014" calcext:value-type="float">
            <text:p>251077014</text:p>
          </table:table-cell>
          <table:table-cell office:value-type="float" office:value="246481874" calcext:value-type="float">
            <text:p>246481874</text:p>
          </table:table-cell>
          <table:table-cell office:value-type="float" office:value="285507923" calcext:value-type="float">
            <text:p>285507923</text:p>
          </table:table-cell>
          <table:table-cell office:value-type="float" office:value="244079606" calcext:value-type="float">
            <text:p>244079606</text:p>
          </table:table-cell>
          <table:table-cell office:value-type="float" office:value="251266621" calcext:value-type="float">
            <text:p>251266621</text:p>
          </table:table-cell>
          <table:table-cell office:value-type="float" office:value="291947379" calcext:value-type="float">
            <text:p>291947379</text:p>
          </table:table-cell>
          <table:table-cell office:value-type="float" office:value="195305462" calcext:value-type="float">
            <text:p>195305462</text:p>
          </table:table-cell>
          <table:table-cell office:value-type="float" office:value="311913802" calcext:value-type="float">
            <text:p>311913802</text:p>
          </table:table-cell>
          <table:table-cell office:value-type="float" office:value="244895970" calcext:value-type="float">
            <text:p>244895970</text:p>
          </table:table-cell>
          <table:table-cell office:value-type="float" office:value="250591998" calcext:value-type="float">
            <text:p>250591998</text:p>
          </table:table-cell>
          <table:table-cell office:value-type="float" office:value="250448869" calcext:value-type="float">
            <text:p>250448869</text:p>
          </table:table-cell>
          <table:table-cell office:value-type="float" office:value="198727305" calcext:value-type="float">
            <text:p>198727305</text:p>
          </table:table-cell>
          <table:table-cell office:value-type="float" office:value="198344991" calcext:value-type="float">
            <text:p>198344991</text:p>
          </table:table-cell>
          <table:table-cell office:value-type="float" office:value="241220359" calcext:value-type="float">
            <text:p>241220359</text:p>
          </table:table-cell>
          <table:table-cell office:value-type="float" office:value="288543691" calcext:value-type="float">
            <text:p>288543691</text:p>
          </table:table-cell>
          <table:table-cell office:value-type="float" office:value="32400000000" calcext:value-type="float">
            <text:p>3240000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yMerge</text:p>
          </table:table-cell>
          <table:table-cell table:style-name="ce3" office:value-type="float" office:value="1088292425328" calcext:value-type="float">
            <text:p>1088292425328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MyQuick</text:p>
          </table:table-cell>
          <table:table-cell table:style-name="ce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6:41:08.259898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3:58:54.195844942</meta:creation-date>
    <dc:date>2020-05-27T16:43:09.691503487</dc:date>
    <meta:editing-duration>PT2H40M40S</meta:editing-duration>
    <meta:editing-cycles>117</meta:editing-cycles>
    <meta:generator>LibreOffice/6.0.3.2$Linux_X86_64 LibreOffice_project/00m0$Build-2</meta:generator>
    <meta:document-statistic meta:table-count="1" meta:cell-count="898" meta:object-count="0"/>
  </office:meta>
</office:document-meta>
</file>